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0.7854in"/>
    </style:style>
    <style:style style:name="co41" style:family="table-column">
      <style:table-column-properties fo:break-before="auto" style:column-width="1.3984in"/>
    </style:style>
    <style:style style:name="co42" style:family="table-column">
      <style:table-column-properties fo:break-before="auto" style:column-width="1.0437in"/>
    </style:style>
    <style:style style:name="co43" style:family="table-column">
      <style:table-column-properties fo:break-before="auto" style:column-width="1.4201in"/>
    </style:style>
    <style:style style:name="co44" style:family="table-column">
      <style:table-column-properties fo:break-before="auto" style:column-width="1.9366in"/>
    </style:style>
    <style:style style:name="co45" style:family="table-column">
      <style:table-column-properties fo:break-before="auto" style:column-width="2.0228in"/>
    </style:style>
    <style:style style:name="co46" style:family="table-column">
      <style:table-column-properties fo:break-before="auto" style:column-width="2.3134in"/>
    </style:style>
    <style:style style:name="co47" style:family="table-column">
      <style:table-column-properties fo:break-before="auto" style:column-width="1.9047in"/>
    </style:style>
    <style:style style:name="co48" style:family="table-column">
      <style:table-column-properties fo:break-before="auto" style:column-width="1.5819in"/>
    </style:style>
    <style:style style:name="co49" style:family="table-column">
      <style:table-column-properties fo:break-before="auto" style:column-width="1.6252in"/>
    </style:style>
    <style:style style:name="co50" style:family="table-column">
      <style:table-column-properties fo:break-before="auto" style:column-width="2.228in"/>
    </style:style>
    <style:style style:name="co51" style:family="table-column">
      <style:table-column-properties fo:break-before="auto" style:column-width="2.6689in"/>
    </style:style>
    <style:style style:name="co52" style:family="table-column">
      <style:table-column-properties fo:break-before="auto" style:column-width="2.3028in"/>
    </style:style>
    <style:style style:name="co53" style:family="table-column">
      <style:table-column-properties fo:break-before="auto" style:column-width="1.3665in"/>
    </style:style>
    <style:style style:name="co54" style:family="table-column">
      <style:table-column-properties fo:break-before="auto" style:column-width="1.5709in"/>
    </style:style>
    <style:style style:name="co55" style:family="table-column">
      <style:table-column-properties fo:break-before="auto" style:column-width="1.6465in"/>
    </style:style>
    <style:style style:name="co56" style:family="table-column">
      <style:table-column-properties fo:break-before="auto" style:column-width="1.8291in"/>
    </style:style>
    <style:style style:name="co57" style:family="table-column">
      <style:table-column-properties fo:break-before="auto" style:column-width="1.9693in"/>
    </style:style>
    <style:style style:name="co58" style:family="table-column">
      <style:table-column-properties fo:break-before="auto" style:column-width="1.4098in"/>
    </style:style>
    <style:style style:name="co59" style:family="table-column">
      <style:table-column-properties fo:break-before="auto" style:column-width="2.0016in"/>
    </style:style>
    <style:style style:name="co60" style:family="table-column">
      <style:table-column-properties fo:break-before="auto" style:column-width="2.2598in"/>
    </style:style>
    <style:style style:name="co61" style:family="table-column">
      <style:table-column-properties fo:break-before="auto" style:column-width="1.8189in"/>
    </style:style>
    <style:style style:name="co62" style:family="table-column">
      <style:table-column-properties fo:break-before="auto" style:column-width="1.5173in"/>
    </style:style>
    <style:style style:name="co63" style:family="table-column">
      <style:table-column-properties fo:break-before="auto" style:column-width="1.2161in"/>
    </style:style>
    <style:style style:name="co64" style:family="table-column">
      <style:table-column-properties fo:break-before="auto" style:column-width="1.6354in"/>
    </style:style>
    <style:style style:name="co70" style:family="table-column">
      <style:table-column-properties fo:break-before="auto" style:column-width="1.7862in"/>
    </style:style>
    <style:style style:name="co71" style:family="table-column">
      <style:table-column-properties fo:break-before="auto" style:column-width="1.6681in"/>
    </style:style>
    <style:style style:name="co72" style:family="table-column">
      <style:table-column-properties fo:break-before="auto" style:column-width="1.0008in"/>
    </style:style>
    <style:style style:name="co73" style:family="table-column">
      <style:table-column-properties fo:break-before="auto" style:column-width="1.4311in"/>
    </style:style>
    <style:style style:name="co74" style:family="table-column">
      <style:table-column-properties fo:break-before="auto" style:column-width="1.6783in"/>
    </style:style>
    <style:style style:name="co75" style:family="table-column">
      <style:table-column-properties fo:break-before="auto" style:column-width="1.872in"/>
    </style:style>
    <style:style style:name="co76" style:family="table-column">
      <style:table-column-properties fo:break-before="auto" style:column-width="1.9909in"/>
    </style:style>
    <style:style style:name="co77" style:family="table-column">
      <style:table-column-properties fo:break-before="auto" style:column-width="2.1417in"/>
    </style:style>
    <style:style style:name="co78" style:family="table-column">
      <style:table-column-properties fo:break-before="auto" style:column-width="2.5398in"/>
    </style:style>
    <style:style style:name="co79" style:family="table-column">
      <style:table-column-properties fo:break-before="auto" style:column-width="0.7209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3" style:family="table-row">
      <style:table-row-properties style:row-height="0.2484in" fo:break-before="auto" style:use-optimal-row-height="false"/>
    </style:style>
    <style:style style:name="ro24"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16"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2" style:family="table-cell" style:parent-style-name="Default">
      <style:table-cell-properties fo:background-color="#cccccc"/>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74"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76"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7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7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80"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81"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82"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83"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84"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86" style:family="table-cell" style:parent-style-name="Default">
      <style:table-cell-properties fo:wrap-option="wrap" fo:border="0.0008in solid #000000" style:vertical-align="top"/>
      <style:text-properties fo:font-weight="bold" style:font-weight-asian="bold" style:font-weight-complex="bold"/>
    </style:style>
    <style:style style:name="ce87"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88" style:family="table-cell" style:parent-style-name="Default">
      <style:table-cell-properties style:text-align-source="value-type" style:repeat-content="false" fo:wrap-option="wrap" fo:border="0.0008in solid #000000" style:vertical-align="top"/>
    </style:style>
    <style:style style:name="ce89"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90" style:family="table-cell" style:parent-style-name="Default">
      <style:table-cell-properties style:text-align-source="fix" style:repeat-content="false"/>
      <style:paragraph-properties fo:text-align="center" fo:margin-left="0in"/>
      <style:text-properties fo:font-size="9pt"/>
    </style:style>
    <style:style style:name="ce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2"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93"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94" style:family="table-cell" style:parent-style-name="Default">
      <style:table-cell-properties style:text-align-source="fix" style:repeat-content="false" fo:border="0.0008in solid #000000"/>
      <style:paragraph-properties fo:text-align="center" fo:margin-left="0in"/>
    </style:style>
    <style:style style:name="ce95"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fo:border="0.0008in solid #000000"/>
    </style:style>
    <style:style style:name="ce98" style:family="table-cell" style:parent-style-name="Default">
      <style:table-cell-properties fo:border="0.0008in solid #000000"/>
    </style:style>
    <style:style style:name="ce9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06"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07"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09" style:family="table-cell" style:parent-style-name="Default">
      <style:table-cell-properties fo:wrap-option="wrap" style:vertical-align="top"/>
      <style:text-properties fo:font-size="10pt"/>
    </style:style>
    <style:style style:name="ce210" style:family="table-cell" style:parent-style-name="Default">
      <style:table-cell-properties fo:wrap-option="wrap"/>
    </style:style>
    <style:style style:name="ce21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2" style:family="table-cell" style:parent-style-name="Default">
      <style:table-cell-properties fo:background-color="#e6e6ff" fo:wrap-option="wrap" fo:border="0.0008in solid #000000"/>
      <style:text-properties fo:font-size="10pt"/>
    </style:style>
    <style:style style:name="ce213" style:family="table-cell" style:parent-style-name="Default">
      <style:table-cell-properties fo:wrap-option="wrap"/>
      <style:text-properties fo:font-size="10pt"/>
    </style:style>
    <style:style style:name="ce214" style:family="table-cell" style:parent-style-name="Default">
      <style:table-cell-properties fo:background-color="#e6e6ff" fo:border="0.0008in solid #000000"/>
      <style:text-properties fo:font-weight="bold" style:font-weight-asian="bold" style:font-weight-complex="bold"/>
    </style:style>
    <style:style style:name="ce215" style:family="table-cell" style:parent-style-name="Default">
      <style:table-cell-properties fo:background-color="#e6e6ff" fo:wrap-option="wrap" fo:border="0.0008in solid #000000"/>
    </style:style>
    <style:style style:name="ce216"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17" style:family="table-cell" style:parent-style-name="Default">
      <style:table-cell-properties fo:background-color="#000080" fo:wrap-option="wrap"/>
      <style:text-properties fo:color="#ffffff" fo:font-size="12pt" fo:font-weight="bold"/>
    </style:style>
    <style:style style:name="ce21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1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5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1"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0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1"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2"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style>
    <style:style style:name="ce11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0"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2"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23" style:family="table-cell" style:parent-style-name="Default">
      <style:table-cell-properties style:text-align-source="fix" style:repeat-content="false"/>
      <style:paragraph-properties fo:text-align="center" fo:margin-left="0in"/>
    </style:style>
    <style:style style:name="ce12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style>
    <style:style style:name="ce132" style:family="table-cell" style:parent-style-name="Default">
      <style:table-cell-properties style:text-align-source="fix" style:repeat-content="false" fo:wrap-option="wrap" style:vertical-align="top"/>
      <style:paragraph-properties fo:text-align="start" fo:margin-left="0in"/>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36" style:family="table-cell" style:parent-style-name="Default" style:data-style-name="N197">
      <style:table-cell-properties style:text-align-source="fix" style:repeat-content="false" fo:border="0.0008in solid #000000"/>
      <style:paragraph-properties fo:text-align="center" fo:margin-left="0in"/>
    </style:style>
    <style:style style:name="ce13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center" fo:margin-left="0in"/>
      <style:text-properties style:font-name="Arial2" fo:font-size="10pt" fo:font-weight="normal"/>
    </style:style>
    <style:style style:name="ce14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top"/>
      <style:paragraph-properties fo:text-align="start"/>
    </style:style>
    <style:style style:name="ce15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5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font-name-asian="Arial" style:font-size-asian="10pt"/>
    </style:style>
    <style:style style:name="ce16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2" fo:font-size="10pt" fo:font-weight="normal" style:font-name-asian="Arial" style:font-size-asian="10p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style>
    <style:style style:name="ce16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font-name-asian="Arial" style:font-size-asian="10pt"/>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font-name="Arial2" fo:font-size="10pt" fo:font-weight="normal" style:font-name-asian="Arial" style:font-size-asian="10pt"/>
    </style:style>
    <style:style style:name="ce169" style:family="table-cell" style:parent-style-name="Default">
      <style:text-properties style:font-name="Arial" fo:font-size="10pt" style:font-name-asian="Arial"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fo:wrap-option="wrap" style:vertical-align="top"/>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3" style:family="table-cell" style:parent-style-name="Default">
      <style:table-cell-properties fo:wrap-option="wrap" fo:border="0.0008in solid #000000" style:vertical-align="top"/>
      <style:text-properties fo:font-weight="normal" style:font-weight-asian="normal" style:font-weight-complex="normal"/>
    </style:style>
    <style:style style:name="ce174" style:family="table-cell" style:parent-style-name="Default">
      <style:table-cell-properties fo:wrap-option="wrap" fo:border="0.0008in solid #000000" style:vertical-align="top"/>
    </style:style>
    <style:style style:name="ce175" style:family="table-cell" style:parent-style-name="Default">
      <style:table-cell-properties fo:wrap-option="wrap" fo:border="0.0008in solid #000000" style:vertical-align="top"/>
      <style:text-properties style:font-name="Arial" style:font-name-asian="DejaVu Sans" style:font-name-complex="Lohit Hindi"/>
    </style:style>
    <style:style style:name="ce176" style:family="table-cell" style:parent-style-name="Default">
      <style:table-cell-properties fo:wrap-option="wrap" style:vertical-align="top"/>
      <style:text-properties style:font-name="Arial" fo:font-size="10pt" style:font-name-asian="Arial" style:font-size-asian="10pt"/>
    </style:style>
    <style:style style:name="ce177"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80"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81"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8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83"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18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8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87"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188" style:family="table-cell" style:parent-style-name="Default">
      <style:table-cell-properties fo:wrap-option="wrap" fo:border="0.0008in solid #000000" style:vertical-align="top"/>
      <style:text-properties fo:color="#000000" fo:font-weight="bold" style:font-weight-asian="bold" style:font-weight-complex="bold"/>
    </style:style>
    <style:style style:name="ce189"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190" style:family="table-cell" style:parent-style-name="Default">
      <style:table-cell-properties fo:wrap-option="wrap" fo:border="0.0008in solid #000000" style:vertical-align="top"/>
      <style:text-properties fo:color="#000000"/>
    </style:style>
    <style:style style:name="ce191"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192"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19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194"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195" style:family="table-cell" style:parent-style-name="Default">
      <style:table-cell-properties fo:border="0.0008in solid #000000"/>
      <style:text-properties fo:color="#000000"/>
    </style:style>
    <style:style style:name="ce196" style:family="table-cell" style:parent-style-name="Default">
      <style:text-properties fo:color="#000000"/>
    </style:style>
    <style:style style:name="ce197"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98"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9"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0" style:family="table-cell" style:parent-style-name="Default">
      <style:table-cell-properties style:text-align-source="value-type" style:repeat-content="false" fo:wrap-option="wrap" style:vertical-align="top"/>
      <style:paragraph-properties fo:margin-left="0in"/>
    </style:style>
    <style:style style:name="ce201" style:family="table-cell" style:parent-style-name="Default">
      <style:table-cell-properties style:text-align-source="value-type" style:repeat-content="false" fo:wrap-option="wrap" style:vertical-align="top"/>
    </style:style>
    <style:style style:name="ce20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text-align-source="value-type" style:repeat-content="false" fo:wrap-option="wrap" style:vertical-align="top"/>
      <style:text-properties style:font-name="Arial2" fo:font-size="10pt" fo:font-weight="bold"/>
    </style:style>
    <style:style style:name="ce223"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4"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6"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8" style:family="table-cell" style:parent-style-name="Default">
      <style:table-cell-properties style:text-align-source="value-type" style:repeat-content="false" fo:wrap-option="wrap" style:vertical-align="top"/>
      <style:text-properties style:font-name="Arial2" fo:font-size="10pt" fo:font-weight="normal"/>
    </style:style>
    <style:style style:name="ce229"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0"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1"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2"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3"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5"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style>
    <style:style style:name="ce2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text-align-source="value-type" style:repeat-content="false" fo:wrap-option="wrap" fo:border="0.0008in solid #000000" style:vertical-align="top"/>
      <style:text-properties style:font-name="Arial2" fo:font-size="10pt" fo:font-weight="normal" style:font-name-asian="Arial" style:font-size-asian="10pt"/>
    </style:style>
    <style:style style:name="ce241" style:family="table-cell" style:parent-style-name="Default">
      <style:table-cell-properties style:text-align-source="value-type" style:repeat-content="false" fo:wrap-option="wrap" fo:border="0.0008in solid #000000" style:vertical-align="top"/>
      <style:paragraph-properties fo:margin-left="0in"/>
      <style:text-properties style:font-name="Arial2" fo:font-size="10pt" fo:font-weight="normal" style:font-name-asian="Arial" style:font-size-asian="10pt"/>
    </style:style>
    <style:style style:name="ce242" style:family="table-cell" style:parent-style-name="Default">
      <style:table-cell-properties style:text-align-source="value-type" style:repeat-content="false" fo:wrap-option="wrap" fo:border="0.0008in solid #000000" style:vertical-align="top"/>
      <style:text-properties style:font-name="Arial2" fo:font-size="10pt" fo:font-weight="normal"/>
    </style:style>
    <style:style style:name="ce243" style:family="table-cell" style:parent-style-name="Default">
      <style:table-cell-properties style:text-align-source="value-type" style:repeat-content="false" fo:wrap-option="wrap" style:vertical-align="top"/>
      <style:text-properties style:font-name="Arial2" fo:font-size="10pt" fo:font-weight="normal" style:font-name-asian="Arial" style:font-size-asian="10pt"/>
    </style:style>
    <style:style style:name="ce244"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font-name-asian="Arial" style:font-size-asian="10pt"/>
    </style:style>
    <style:style style:name="ce24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6"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7"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48" style:family="table-cell" style:parent-style-name="Default">
      <style:table-cell-properties fo:wrap-option="wrap" style:vertical-align="top"/>
      <style:text-properties fo:color="#000000"/>
    </style:style>
    <style:style style:name="ce2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1"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bold"/>
    </style:style>
    <style:style style:name="ce25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text-align-source="fix" style:repeat-content="false" fo:wrap-option="wrap" style:vertical-align="top"/>
      <style:paragraph-properties fo:text-align="center" fo:margin-left="0in"/>
      <style:text-properties fo:color="#000000" style:font-name="Arial2" fo:font-size="10pt" fo:font-weight="normal"/>
    </style:style>
    <style:style style:name="ce255"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7"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style>
    <style:style style:name="ce258"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9"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0" style:family="table-cell" style:parent-style-name="Default">
      <style:table-cell-properties style:text-align-source="fix" style:repeat-content="false" fo:wrap-option="wrap" style:vertical-align="top"/>
      <style:paragraph-properties fo:text-align="start"/>
      <style:text-properties fo:color="#000000"/>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font-name-asian="Arial" style:font-size-asian="10pt"/>
    </style:style>
    <style:style style:name="ce266"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2" fo:font-size="10pt" fo:font-weight="normal" style:font-name-asian="Arial" style:font-size-asian="10pt"/>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font-name-asian="Arial" style:font-size-asian="10pt"/>
    </style:style>
    <style:style style:name="ce269" style:family="table-cell" style:parent-style-name="Default">
      <style:table-cell-properties style:text-align-source="fix" style:repeat-content="false" fo:wrap-option="wrap" style:vertical-align="top"/>
      <style:paragraph-properties fo:text-align="start" fo:margin-left="0in"/>
      <style:text-properties fo:color="#000000" style:font-name="Arial2" fo:font-size="10pt" fo:font-weight="normal" style:font-name-asian="Arial" style:font-size-asian="10pt"/>
    </style:style>
    <style:style style:name="ce270" style:family="table-cell" style:parent-style-name="Default">
      <style:table-cell-properties fo:wrap-option="wrap" style:vertical-align="top"/>
      <style:text-properties fo:color="#ffffff" style:font-name="Arial" fo:font-size="10pt" style:font-name-asian="Arial" style:font-size-asian="10pt"/>
    </style:style>
    <style:style style:name="ce271" style:family="table-cell" style:parent-style-name="Default">
      <style:text-properties fo:color="#ffffff"/>
    </style:style>
    <style:style style:name="ce272"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3" style:family="table-cell" style:parent-style-name="Default">
      <style:table-cell-properties style:text-align-source="fix" style:repeat-content="false"/>
      <style:paragraph-properties fo:text-align="center" fo:margin-left="0in"/>
      <style:text-properties fo:color="#000000"/>
    </style:style>
    <style:style style:name="ce274"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5"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3" style:family="text">
      <style:text-properties style:font-name="Tahoma1" fo:font-size="20pt" style:font-name-asian="DejaVu Sans" style:font-name-complex="Arial3"/>
    </style:style>
    <style:style style:name="T4" style:family="text">
      <style:text-properties style:font-name="Tahoma1" fo:font-size="12pt" style:font-name-asian="DejaVu Sans" style:font-name-complex="Arial3"/>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6"/>
        <table:table-column table:style-name="co12" table:default-cell-style-name="ce66"/>
        <table:table-column table:style-name="co13" table:default-cell-style-name="ce107"/>
        <table:table-column table:style-name="co14" table:default-cell-style-name="ce109"/>
        <table:table-column table:style-name="co18" table:default-cell-style-name="ce124"/>
        <table:table-column table:style-name="co19" table:default-cell-style-name="ce55"/>
        <table:table-column table:style-name="co20" table:default-cell-style-name="ce54"/>
        <table:table-column table:style-name="co11" table:number-columns-repeated="248" table:default-cell-style-name="ce54"/>
        <table:table-column table:style-name="co11" table:default-cell-style-name="Default"/>
        <table:table-row table:style-name="ro15">
          <table:table-cell table:style-name="ce54"/>
          <table:table-cell table:style-name="ce58">
            <draw:frame table:end-cell-address="Cover.C6" table:end-x="0.0764in" table:end-y="0.1555in" draw:z-index="0" draw:name="Graphics 3" draw:style-name="gr1" draw:text-style-name="P1" svg:width="2.3114in" svg:height="1.126in" svg:x="0.0004in" svg:y="0in">
              <draw:image xlink:href="Pictures/100002010000013800000094EE36826F.png" xlink:type="simple" xlink:show="embed" xlink:actuate="onLoad">
                <text:p/>
              </draw:image>
            </draw:frame>
          </table:table-cell>
          <table:table-cell table:style-name="ce58"/>
          <table:table-cell table:style-name="ce108"/>
          <table:table-cell table:style-name="ce118" table:number-columns-spanned="3" table:number-rows-spanned="1"/>
          <table:covered-table-cell table:style-name="ce54"/>
          <table:covered-table-cell/>
          <table:table-cell table:number-columns-repeated="249"/>
        </table:table-row>
        <table:table-row table:style-name="ro15" table:number-rows-repeated="3">
          <table:table-cell table:style-name="ce55"/>
          <table:table-cell table:style-name="Default" table:number-columns-repeated="2"/>
          <table:table-cell/>
          <table:table-cell table:style-name="ce119"/>
          <table:table-cell table:number-columns-repeated="251"/>
        </table:table-row>
        <table:table-row table:style-name="ro16">
          <table:table-cell table:style-name="ce55"/>
          <table:table-cell table:style-name="Default" table:number-columns-repeated="2"/>
          <table:table-cell/>
          <table:table-cell table:style-name="ce119"/>
          <table:table-cell table:number-columns-repeated="251"/>
        </table:table-row>
        <table:table-row table:style-name="ro25">
          <table:table-cell table:style-name="ce55"/>
          <table:table-cell table:style-name="ce60" office:value-type="string">
            <text:p>WIKI TEST CASES</text:p>
          </table:table-cell>
          <table:table-cell table:style-name="ce55"/>
          <table:table-cell/>
          <table:table-cell table:style-name="ce119"/>
          <table:table-cell table:number-columns-repeated="251"/>
        </table:table-row>
        <table:table-row table:style-name="ro15">
          <table:table-cell table:style-name="ce55"/>
          <table:table-cell table:style-name="ce61" office:value-type="string">
            <text:p>Version:</text:p>
          </table:table-cell>
          <table:table-cell table:style-name="ce67" office:value-type="string">
            <text:p>2.0</text:p>
          </table:table-cell>
          <table:table-cell table:style-name="ce110"/>
          <table:table-cell table:style-name="ce120"/>
          <table:table-cell table:number-columns-repeated="251"/>
        </table:table-row>
        <table:table-row table:style-name="ro15">
          <table:table-cell table:style-name="ce55"/>
          <table:table-cell table:style-name="ce61" office:value-type="string">
            <text:p>Issue date:</text:p>
          </table:table-cell>
          <table:table-cell table:style-name="ce68" office:value-type="date" office:date-value="2011-12-10" table:number-columns-spanned="3" table:number-rows-spanned="1">
            <text:p>12/10/2011</text:p>
          </table:table-cell>
          <table:covered-table-cell table:style-name="ce110"/>
          <table:covered-table-cell table:style-name="ce120"/>
          <table:table-cell table:number-columns-repeated="251"/>
        </table:table-row>
        <table:table-row table:style-name="ro15">
          <table:table-cell table:style-name="ce55"/>
          <table:table-cell table:style-name="ce61" office:value-type="string">
            <text:p>Project Name:</text:p>
          </table:table-cell>
          <table:table-cell table:style-name="ce69" office:value-type="string" table:number-columns-spanned="2" table:number-rows-spanned="1">
            <text:p>Knowledge Suites</text:p>
          </table:table-cell>
          <table:covered-table-cell table:style-name="ce110"/>
          <table:table-cell table:style-name="ce120"/>
          <table:table-cell table:number-columns-repeated="251"/>
        </table:table-row>
        <table:table-row table:style-name="ro15">
          <table:table-cell table:style-name="ce55"/>
          <table:table-cell table:style-name="ce61" office:value-type="string">
            <text:p>Project Code:</text:p>
          </table:table-cell>
          <table:table-cell table:style-name="ce103" office:value-type="string">
            <text:p>KS</text:p>
          </table:table-cell>
          <table:table-cell table:style-name="ce110"/>
          <table:table-cell table:style-name="ce120"/>
          <table:table-cell table:number-columns-repeated="251"/>
        </table:table-row>
        <table:table-row table:style-name="ro15">
          <table:table-cell table:style-name="ce55"/>
          <table:table-cell table:style-name="ce61" office:value-type="string">
            <text:p>Module</text:p>
          </table:table-cell>
          <table:table-cell table:style-name="ce103" office:value-type="string">
            <text:p>Wiki</text:p>
          </table:table-cell>
          <table:table-cell table:style-name="ce110"/>
          <table:table-cell table:style-name="ce120"/>
          <table:table-cell table:number-columns-repeated="251"/>
        </table:table-row>
        <table:table-row table:style-name="ro15">
          <table:table-cell table:style-name="ce55"/>
          <table:table-cell table:style-name="ce61" office:value-type="string">
            <text:p>Total Cases:</text:p>
          </table:table-cell>
          <table:table-cell table:style-name="ce104" table:formula="of:=SUM([Template.C4:Macro.C4])" office:value-type="float" office:value="150">
            <text:p>150</text:p>
          </table:table-cell>
          <table:table-cell table:style-name="ce110"/>
          <table:table-cell table:style-name="ce120"/>
          <table:table-cell table:number-columns-repeated="251"/>
        </table:table-row>
        <table:table-row table:style-name="ro15">
          <table:table-cell/>
          <table:table-cell table:style-name="ce62" office:value-type="string">
            <text:p>Test Status</text:p>
          </table:table-cell>
          <table:table-cell table:style-name="ce105" office:value-type="string">
            <text:p>Passed</text:p>
          </table:table-cell>
          <table:table-cell table:style-name="ce111" office:value-type="string" table:number-columns-spanned="2" table:number-rows-spanned="1">
            <text:p><text:s/>Test is OK</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Blocked</text:p>
          </table:table-cell>
          <table:table-cell table:style-name="ce111" office:value-type="string" table:number-columns-spanned="2" table:number-rows-spanned="1">
            <text:p>Could not run the test (another bug is blocking)</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Failed</text:p>
          </table:table-cell>
          <table:table-cell table:style-name="ce112" office:value-type="string" table:number-columns-spanned="2" table:number-rows-spanned="1">
            <text:p>Test failed, a bug is entered on it (please add the bug ID)</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3"/>
          <table:table-cell table:style-name="ce105" office:value-type="string">
            <text:p>N/A</text:p>
          </table:table-cell>
          <table:table-cell table:style-name="ce112" office:value-type="string" table:number-columns-spanned="2" table:number-rows-spanned="1">
            <text:p>Test is not possible to run on this version </text:p>
          </table:table-cell>
          <table:covered-table-cell table:style-name="ce122"/>
          <table:table-cell table:style-name="Default" table:number-columns-repeated="2"/>
          <table:table-cell table:style-name="ce56" table:number-columns-repeated="248"/>
          <table:table-cell/>
        </table:table-row>
        <table:table-row table:style-name="ro15">
          <table:table-cell/>
          <table:table-cell table:style-name="Default" table:number-columns-repeated="2"/>
          <table:table-cell table:style-name="ce113"/>
          <table:table-cell table:style-name="ce123"/>
          <table:table-cell table:style-name="Default" table:number-columns-repeated="2"/>
          <table:table-cell table:style-name="ce56" table:number-columns-repeated="248"/>
          <table:table-cell/>
        </table:table-row>
        <table:table-row table:style-name="ro26">
          <table:table-cell table:style-name="ce57"/>
          <table:table-cell table:style-name="ce64" office:value-type="string">
            <text:p>Record of change:</text:p>
          </table:table-cell>
          <table:table-cell table:style-name="ce54"/>
          <table:table-cell table:style-name="ce108"/>
          <table:table-cell table:style-name="ce118"/>
          <table:table-cell table:style-name="ce54"/>
          <table:table-cell/>
          <table:table-cell table:style-name="ce57" table:number-columns-repeated="248"/>
          <table:table-cell/>
        </table:table-row>
        <table:table-row table:style-name="ro27">
          <table:table-cell table:style-name="ce57"/>
          <table:table-cell table:style-name="ce65" office:value-type="string">
            <text:p>Effective Date</text:p>
          </table:table-cell>
          <table:table-cell table:style-name="ce106" office:value-type="string">
            <text:p>Version</text:p>
          </table:table-cell>
          <table:table-cell table:style-name="ce114" office:value-type="string">
            <text:p>Change description</text:p>
          </table:table-cell>
          <table:table-cell table:style-name="ce106" office:value-type="string">
            <text:p>Originator</text:p>
          </table:table-cell>
          <table:table-cell table:style-name="ce125" office:value-type="string">
            <text:p>Reviewer/</text:p>
            <text:p>Approver</text:p>
          </table:table-cell>
          <table:table-cell table:style-name="ce127" office:value-type="string">
            <text:p>Reference</text:p>
          </table:table-cell>
          <table:table-cell table:style-name="ce57" table:number-columns-repeated="248"/>
          <table:table-cell/>
        </table:table-row>
        <table:table-row table:style-name="ro15">
          <table:table-cell table:style-name="ce57"/>
          <table:table-cell office:value-type="date" office:date-value="2011-03-11">
            <text:p>11-Mar-2011</text:p>
          </table:table-cell>
          <table:table-cell office:value-type="string">
            <text:p>1.0</text:p>
          </table:table-cell>
          <table:table-cell table:style-name="ce115" office:value-type="string">
            <text:p>Create testcases for Template sheet</text:p>
          </table:table-cell>
          <table:table-cell office:value-type="string">
            <text:p>Hanh.Ly</text:p>
          </table:table-cell>
          <table:table-cell table:style-name="ce124"/>
          <table:table-cell table:style-name="ce128"/>
          <table:table-cell table:style-name="ce56"/>
          <table:table-cell table:style-name="ce57"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24"/>
          <table:table-cell table:style-name="ce128"/>
          <table:table-cell table:style-name="ce56"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16" office:value-type="string">
            <text:p>- Create testcases for Search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16" office:value-type="string">
            <text:p>- Create testcases for Page_Action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17" office:value-type="string">
            <text:p>- Update test case for Page_Action sheet</text:p>
          </table:table-cell>
          <table:table-cell office:value-type="string">
            <text:p>Hanh.Ly</text:p>
          </table:table-cell>
          <table:table-cell table:style-name="ce124"/>
          <table:table-cell table:style-name="ce130"/>
          <table:table-cell table:style-name="ce56"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17" office:value-type="string">
            <text:p>- Create testcase for Manage_Attachment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17" office:value-type="string">
            <text:p>- Create testcase for Manage_Version sheet</text:p>
            <text:p>- Create testcase for Macro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16" office:value-type="string">
            <text:p>- Update testcase for Macro sheet</text:p>
          </table:table-cell>
          <table:table-cell office:value-type="string">
            <text:p>Hanh.Ly</text:p>
          </table:table-cell>
          <table:table-cell table:style-name="ce124"/>
          <table:table-cell table:style-name="ce129"/>
          <table:table-cell/>
          <table:table-cell table:style-name="ce56" table:number-columns-repeated="247"/>
          <table:table-cell/>
        </table:table-row>
        <table:table-row table:style-name="ro32">
          <table:table-cell table:style-name="ce54"/>
          <table:table-cell office:value-type="date" office:date-value="2011-06-25">
            <text:p>25-Jun-2011</text:p>
          </table:table-cell>
          <table:table-cell office:value-type="string">
            <text:p>1.9</text:p>
          </table:table-cell>
          <table:table-cell table:style-name="ce117" office:value-type="string">
            <text:p>- Add testcase for Manage_Version sheet</text:p>
            <text:p>- Update testcase for Space_Permission sheet</text:p>
          </table:table-cell>
          <table:table-cell office:value-type="string">
            <text:p>Nhung.Vu</text:p>
          </table:table-cell>
          <table:table-cell table:style-name="ce124"/>
          <table:table-cell table:style-name="ce129"/>
          <table:table-cell table:number-columns-repeated="249"/>
        </table:table-row>
        <table:table-row table:style-name="ro34">
          <table:table-cell table:style-name="ce54"/>
          <table:table-cell office:value-type="date" office:date-value="2011-10-11">
            <text:p>11-Oct-2011</text:p>
          </table:table-cell>
          <table:table-cell office:value-type="string">
            <text:p>2.0</text:p>
          </table:table-cell>
          <table:table-cell table:style-name="ce117" office:value-type="string">
            <text:p>- Add and update testcase for Manage_Version sheet</text:p>
          </table:table-cell>
          <table:table-cell office:value-type="string">
            <text:p>Nhung.Vu</text:p>
          </table:table-cell>
          <table:table-cell table:style-name="ce126"/>
          <table:table-cell table:style-name="ce129"/>
          <table:table-cell table:number-columns-repeated="249"/>
        </table:table-row>
      </table:table>
      <table:table table:name="Check_List" table:style-name="ta1" table:print="false">
        <office:forms form:automatic-focus="false" form:apply-design-mode="false"/>
        <table:table-column table:style-name="co15" table:default-cell-style-name="ce78"/>
        <table:table-column table:style-name="co16" table:default-cell-style-name="ce86"/>
        <table:table-column table:style-name="co17" table:default-cell-style-name="ce93"/>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17">
          <table:table-cell table:style-name="ce70" office:value-type="string" table:number-columns-spanned="6" table:number-rows-spanned="1">
            <text:p><text:span text:style-name="T3">Wiki Check List</text:span></text:p>
            <text:p><text:span text:style-name="T4">Based on Product built version: KS 2.2</text:span></text:p>
          </table:table-cell>
          <table:covered-table-cell table:style-name="ce59"/>
          <table:covered-table-cell table:style-name="ce90"/>
          <table:covered-table-cell table:number-columns-repeated="3" table:style-name="ce91"/>
          <table:table-cell table:number-columns-repeated="250"/>
        </table:table-row>
        <table:table-row table:style-name="ro18">
          <table:table-cell table:style-name="ce45" office:value-type="string">
            <text:p>Id</text:p>
          </table:table-cell>
          <table:table-cell table:style-name="ce59" office:value-type="string">
            <text:p>Main cases</text:p>
          </table:table-cell>
          <table:table-cell table:style-name="ce91" office:value-type="string">
            <text:p>Priority</text:p>
          </table:table-cell>
          <table:table-cell table:style-name="ce96" office:value-type="string">
            <text:p>Selenium</text:p>
          </table:table-cell>
          <table:table-cell table:style-name="ce99" office:value-type="string" table:number-columns-spanned="2" table:number-rows-spanned="1">
            <text:p>Table of record</text:p>
          </table:table-cell>
          <table:covered-table-cell table:style-name="ce96"/>
          <table:table-cell table:number-columns-repeated="250"/>
        </table:table-row>
        <table:table-row table:style-name="ro19">
          <table:table-cell table:style-name="ce71" office:value-type="string" table:number-columns-spanned="2" table:number-rows-spanned="1">
            <text:p>Template: Add, Edit, Delete</text:p>
          </table:table-cell>
          <table:covered-table-cell table:style-name="ce84"/>
          <table:table-cell table:style-name="ce92"/>
          <table:table-cell table:style-name="ce97"/>
          <table:table-cell table:style-name="ce100" office:value-type="string">
            <text:p>Total of High</text:p>
          </table:table-cell>
          <table:table-cell table:style-name="ce101" table:formula="of:=SUMPRODUCT(([.C4:.C541]=&quot;High&quot;)*([.D4:.D541]=&quot;x&quot;))" office:value-type="float" office:value="0">
            <text:p>0</text:p>
          </table:table-cell>
          <table:table-cell table:style-name="ce102" table:number-columns-repeated="250"/>
        </table:table-row>
        <table:table-row table:style-name="ro22">
          <table:table-cell table:style-name="ce72" office:value-type="string">
            <text:p>FNC_KS_WIKI_TEM_01.001</text:p>
          </table:table-cell>
          <table:table-cell table:style-name="ce85" office:value-type="string">
            <text:p>Create new template</text:p>
          </table:table-cell>
          <table:table-cell office:value-type="string">
            <text:p>High</text:p>
          </table:table-cell>
          <table:table-cell/>
          <table:table-cell table:style-name="ce100" office:value-type="string">
            <text:p>Total of Medium</text:p>
          </table:table-cell>
          <table:table-cell table:style-name="ce100" table:formula="of:=SUMPRODUCT(([.C4:.C541]=&quot;Medium&quot;)*([.D4:.D541]=&quot;x&quot;))" office:value-type="float" office:value="0">
            <text:p>0</text:p>
          </table:table-cell>
          <table:table-cell table:number-columns-repeated="250"/>
        </table:table-row>
        <table:table-row table:style-name="ro13">
          <table:table-cell table:style-name="ce73" office:value-type="string">
            <text:p>FNC_KS_WIKI_TEM_01.002</text:p>
          </table:table-cell>
          <table:table-cell table:style-name="ce85" office:value-type="string">
            <text:p>Create new template when title is blank</text:p>
          </table:table-cell>
          <table:table-cell table:style-name="ce94" office:value-type="string">
            <text:p>Medium</text:p>
          </table:table-cell>
          <table:table-cell/>
          <table:table-cell table:style-name="ce100" office:value-type="string">
            <text:p>Total of Low</text:p>
          </table:table-cell>
          <table:table-cell table:style-name="ce101" table:formula="of:=SUMPRODUCT(([.C4:.C541]=&quot;Low&quot;)*([.D4:.D541]=&quot;x&quot;))" office:value-type="float" office:value="0">
            <text:p>0</text:p>
          </table:table-cell>
          <table:table-cell table:number-columns-repeated="250"/>
        </table:table-row>
        <table:table-row table:style-name="ro13">
          <table:table-cell table:style-name="ce73" office:value-type="string">
            <text:p>FNC_KS_WIKI_TEM_01.003</text:p>
          </table:table-cell>
          <table:table-cell table:style-name="ce85" office:value-type="string">
            <text:p>Preview a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4</text:p>
          </table:table-cell>
          <table:table-cell table:style-name="ce85" office:value-type="string">
            <text:p>Cancel new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5</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6</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7</text:p>
          </table:table-cell>
          <table:table-cell table:style-name="ce85" office:value-type="string">
            <text:p>Open more Tip in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8</text:p>
          </table:table-cell>
          <table:table-cell table:style-name="ce85" office:value-type="string">
            <text:p>Create new template with Bold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09</text:p>
          </table:table-cell>
          <table:table-cell table:style-name="ce85" office:value-type="string">
            <text:p>Create new template with italic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0</text:p>
          </table:table-cell>
          <table:table-cell table:style-name="ce85" office:value-type="string">
            <text:p>Create new template with strik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1</text:p>
          </table:table-cell>
          <table:table-cell table:style-name="ce85" office:value-type="string">
            <text:p>Create new template with underlin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2</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3</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4</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5</text:p>
          </table:table-cell>
          <table:table-cell table:style-name="ce85" office:value-type="string">
            <text:p>Create new template with Bullet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6</text:p>
          </table:table-cell>
          <table:table-cell table:style-name="ce85" office:value-type="string">
            <text:p>Create new template with Number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7</text:p>
          </table:table-cell>
          <table:table-cell table:style-name="ce85" office:value-type="string">
            <text:p>Create new template with <text:s/>Tabl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8</text:p>
          </table:table-cell>
          <table:table-cell table:style-name="ce85" office:value-type="string">
            <text:p>Create new template with Link effect</text:p>
          </table:table-cell>
          <table:table-cell table:style-name="ce94" office:value-type="string">
            <text:p>High</text:p>
          </table:table-cell>
          <table:table-cell table:number-columns-repeated="253"/>
        </table:table-row>
        <table:table-row table:style-name="ro13">
          <table:table-cell table:style-name="ce72" office:value-type="string">
            <text:p>FNC_KS_WIKI_TEM_02.001</text:p>
          </table:table-cell>
          <table:table-cell table:style-name="ce85" office:value-type="string">
            <text:p>Edit created template</text:p>
          </table:table-cell>
          <table:table-cell office:value-type="string">
            <text:p>High</text:p>
          </table:table-cell>
          <table:table-cell table:number-columns-repeated="253"/>
        </table:table-row>
        <table:table-row table:style-name="ro13">
          <table:table-cell table:style-name="ce72" office:value-type="string">
            <text:p>FNC_KS_WIKI_TEM_03.001</text:p>
          </table:table-cell>
          <table:table-cell table:style-name="ce85"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4" office:value-type="string">
            <text:p>FNC_KS_WIKI_TEM_03.002</text:p>
          </table:table-cell>
          <table:table-cell table:style-name="ce85" office:value-type="string">
            <text:p>Delete template when Cancel confirmation</text:p>
          </table:table-cell>
          <table:table-cell office:value-type="string">
            <text:p>High</text:p>
          </table:table-cell>
          <table:table-cell table:number-columns-repeated="253"/>
        </table:table-row>
        <table:table-row table:style-name="ro13">
          <table:table-cell table:style-name="ce72" office:value-type="string">
            <text:p>FNC_KS_WIKI_TEM_04.001</text:p>
          </table:table-cell>
          <table:table-cell table:style-name="ce85" office:value-type="string">
            <text:p>Search template when the key is matched</text:p>
          </table:table-cell>
          <table:table-cell office:value-type="string">
            <text:p>High</text:p>
          </table:table-cell>
          <table:table-cell table:number-columns-repeated="253"/>
        </table:table-row>
        <table:table-row table:style-name="ro13">
          <table:table-cell table:style-name="ce75" office:value-type="string">
            <text:p>FNC_KS_WIKI_TEM_04.002</text:p>
          </table:table-cell>
          <table:table-cell table:style-name="ce85"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5" office:value-type="string">
            <text:p>FNC_KS_WIKI_TEM_04.003</text:p>
          </table:table-cell>
          <table:table-cell table:style-name="ce85"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6" office:value-type="string">
            <text:p>FNC_KS_WIKI_TEM_05.001</text:p>
          </table:table-cell>
          <table:table-cell table:style-name="ce85" office:value-type="string">
            <text:p>Using template to create new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Action on page: Add, Edit, Delete, Move</text:p>
          </table:table-cell>
          <table:covered-table-cell table:style-name="ce84"/>
          <table:table-cell table:style-name="ce92"/>
          <table:table-cell table:style-name="ce97" table:number-columns-repeated="3"/>
          <table:table-cell table:style-name="ce102" table:number-columns-repeated="250"/>
        </table:table-row>
        <table:table-row table:style-name="ro19">
          <table:table-cell table:style-name="ce77"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9">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9">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9">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9">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9">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9">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9">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9">
          <table:table-cell office:value-type="string">
            <text:p>FNC_KS_WIKI_ACTION_01.009</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0</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1</text:p>
          </table:table-cell>
          <table:table-cell table:style-name="ce85" office:value-type="string">
            <text:p>Open more Tip in Help form</text:p>
          </table:table-cell>
          <table:table-cell table:style-name="ce95" office:value-type="string">
            <text:p>Medium</text:p>
          </table:table-cell>
          <table:table-cell table:number-columns-repeated="253"/>
        </table:table-row>
        <table:table-row table:style-name="ro19">
          <table:table-cell office:value-type="string">
            <text:p>FNC_KS_WIKI_ACTION_01.012</text:p>
          </table:table-cell>
          <table:table-cell table:style-name="ce85" office:value-type="string">
            <text:p>Create new page with Bold effect</text:p>
          </table:table-cell>
          <table:table-cell office:value-type="string">
            <text:p>High</text:p>
          </table:table-cell>
          <table:table-cell table:number-columns-repeated="253"/>
        </table:table-row>
        <table:table-row table:style-name="ro19">
          <table:table-cell office:value-type="string">
            <text:p>FNC_KS_WIKI_ACTION_01.013</text:p>
          </table:table-cell>
          <table:table-cell table:style-name="ce85" office:value-type="string">
            <text:p>Create new page with italic effect</text:p>
          </table:table-cell>
          <table:table-cell office:value-type="string">
            <text:p>High</text:p>
          </table:table-cell>
          <table:table-cell table:number-columns-repeated="253"/>
        </table:table-row>
        <table:table-row table:style-name="ro19">
          <table:table-cell office:value-type="string">
            <text:p>FNC_KS_WIKI_ACTION_01.014</text:p>
          </table:table-cell>
          <table:table-cell table:style-name="ce85" office:value-type="string">
            <text:p>Create new page with strike effect</text:p>
          </table:table-cell>
          <table:table-cell office:value-type="string">
            <text:p>High</text:p>
          </table:table-cell>
          <table:table-cell table:number-columns-repeated="253"/>
        </table:table-row>
        <table:table-row table:style-name="ro19">
          <table:table-cell office:value-type="string">
            <text:p>FNC_KS_WIKI_ACTION_01.015</text:p>
          </table:table-cell>
          <table:table-cell table:style-name="ce85" office:value-type="string">
            <text:p>Create new page with underline effect</text:p>
          </table:table-cell>
          <table:table-cell office:value-type="string">
            <text:p>High</text:p>
          </table:table-cell>
          <table:table-cell table:number-columns-repeated="253"/>
        </table:table-row>
        <table:table-row table:style-name="ro19">
          <table:table-cell office:value-type="string">
            <text:p>FNC_KS_WIKI_ACTION_01.016</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7</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8</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9</text:p>
          </table:table-cell>
          <table:table-cell table:style-name="ce85" office:value-type="string">
            <text:p>Create new page with Bulleted list effect</text:p>
          </table:table-cell>
          <table:table-cell office:value-type="string">
            <text:p>High</text:p>
          </table:table-cell>
          <table:table-cell table:number-columns-repeated="253"/>
        </table:table-row>
        <table:table-row table:style-name="ro19">
          <table:table-cell office:value-type="string">
            <text:p>FNC_KS_WIKI_ACTION_01.020</text:p>
          </table:table-cell>
          <table:table-cell table:style-name="ce85" office:value-type="string">
            <text:p>Create new page with Numbered list effect</text:p>
          </table:table-cell>
          <table:table-cell office:value-type="string">
            <text:p>High</text:p>
          </table:table-cell>
          <table:table-cell table:number-columns-repeated="253"/>
        </table:table-row>
        <table:table-row table:style-name="ro19">
          <table:table-cell office:value-type="string">
            <text:p>FNC_KS_WIKI_ACTION_01.021</text:p>
          </table:table-cell>
          <table:table-cell table:style-name="ce85" office:value-type="string">
            <text:p>Create new page with <text:s/>Table effect</text:p>
          </table:table-cell>
          <table:table-cell office:value-type="string">
            <text:p>High</text:p>
          </table:table-cell>
          <table:table-cell table:number-columns-repeated="253"/>
        </table:table-row>
        <table:table-row table:style-name="ro19">
          <table:table-cell office:value-type="string">
            <text:p>FNC_KS_WIKI_ACTION_01.022</text:p>
          </table:table-cell>
          <table:table-cell table:style-name="ce85" office:value-type="string">
            <text:p>Create new page with Link effect</text:p>
          </table:table-cell>
          <table:table-cell office:value-type="string">
            <text:p>High</text:p>
          </table:table-cell>
          <table:table-cell table:number-columns-repeated="253"/>
        </table:table-row>
        <table:table-row table:style-name="ro19">
          <table:table-cell table:style-name="ce79"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9">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9">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9">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9">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9">
          <table:table-cell table:style-name="ce79"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9">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9">
          <table:table-cell table:style-name="ce77"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9">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9">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nage attachment: Add, Delete</text:p>
          </table:table-cell>
          <table:covered-table-cell table:style-name="ce84"/>
          <table:table-cell table:style-name="ce92"/>
          <table:table-cell table:number-columns-repeated="253"/>
        </table:table-row>
        <table:table-row table:style-name="ro19">
          <table:table-cell table:style-name="ce77"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9">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9">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9">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9">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9">
          <table:table-cell table:style-name="ce79"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Permission: Add, Edit, Delete</text:p>
          </table:table-cell>
          <table:covered-table-cell table:style-name="ce84"/>
          <table:table-cell table:style-name="ce92"/>
          <table:table-cell table:number-columns-repeated="253"/>
        </table:table-row>
        <table:table-row table:style-name="ro20">
          <table:table-cell table:style-name="ce77" office:value-type="string">
            <text:p>FNC_KS_WIKI_PAG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21">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7"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7"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3">
          <table:table-cell table:style-name="ce79"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3">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4">
          <table:table-cell table:style-name="ce79"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1">
          <table:table-cell table:style-name="ce79"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1">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pace Permission: Add, Edit, Delet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PAC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7"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7"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7"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7"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7"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Informat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Watch/Unwatch a pag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80" office:value-type="string">
            <text:p>FNC_KS_WIKI_WATCH_01.001</text:p>
          </table:table-cell>
          <table:table-cell table:style-name="ce88"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81" office:value-type="string">
            <text:p>FNC_KS_WIKI_WATCH_01.002</text:p>
          </table:table-cell>
          <table:table-cell table:style-name="ce88"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81" office:value-type="string">
            <text:p>FNC_KS_WIKI_WATCH_01.003</text:p>
          </table:table-cell>
          <table:table-cell table:style-name="ce88"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82" office:value-type="string">
            <text:p>FNC_KS_WIKI_UNWATCH_01</text:p>
          </table:table-cell>
          <table:table-cell table:style-name="ce88" office:value-type="string">
            <text:p>Unwatch a page</text:p>
          </table:table-cell>
          <table:table-cell office:value-type="string">
            <text:p>Medium</text:p>
          </table:table-cell>
          <table:table-cell table:number-columns-repeated="253"/>
        </table:table-row>
        <table:table-row table:style-name="ro19">
          <table:table-cell table:style-name="ce71" office:value-type="string" table:number-columns-spanned="2" table:number-rows-spanned="1">
            <text:p>Manage vers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7"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7"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83" office:value-type="string">
            <text:p>FNC_KS_WIKI_VERSION_04</text:p>
          </table:table-cell>
          <table:table-cell table:style-name="ce89" office:value-type="string">
            <text:p>View Link of Revisions</text:p>
          </table:table-cell>
          <table:table-cell office:value-type="string">
            <text:p>High</text:p>
          </table:table-cell>
          <table:table-cell table:number-columns-repeated="253"/>
        </table:table-row>
        <table:table-row table:style-name="ro13">
          <table:table-cell table:style-name="ce83" office:value-type="string">
            <text:p>FNC_KS_WIKI_VERSION_05</text:p>
          </table:table-cell>
          <table:table-cell table:style-name="ce89"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83" office:value-type="string">
            <text:p>FNC_KS_WIKI_VERSION_06</text:p>
          </table:table-cell>
          <table:table-cell table:style-name="ce89" office:value-type="string">
            <text:p>View Change of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earch</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9"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cro</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MACRO_01.001</text:p>
          </table:table-cell>
          <table:table-cell office:value-type="string">
            <text:p>Insert Excerpt macro</text:p>
          </table:table-cell>
          <table:table-cell table:style-name="ce94"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4"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4"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4"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4"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4"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4"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4"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4"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4"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4"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4"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4"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4"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4"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4"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4"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4"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4"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4"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4"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4" office:value-type="string">
            <text:p>Medium</text:p>
          </table:table-cell>
          <table:table-cell table:number-columns-repeated="253"/>
        </table:table-row>
        <table:table-row table:style-name="ro13">
          <table:table-cell table:style-name="ce79" office:value-type="string">
            <text:p>FNC_KS_WIKI_MACRO_02.001</text:p>
          </table:table-cell>
          <table:table-cell office:value-type="string">
            <text:p>Insert a macro when do not select any</text:p>
          </table:table-cell>
          <table:table-cell table:style-name="ce94"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4"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36"/>
        <table:table-column table:style-name="co21" table:default-cell-style-name="ce143"/>
        <table:table-column table:style-name="co8" table:default-cell-style-name="ce149"/>
        <table:table-column table:style-name="co22" table:default-cell-style-name="ce153"/>
        <table:table-column table:style-name="co23" table:default-cell-style-name="ce154"/>
        <table:table-column table:style-name="co24" table:default-cell-style-name="ce155"/>
        <table:table-column table:style-name="co25" table:number-columns-repeated="2" table:default-cell-style-name="ce155"/>
        <table:table-column table:style-name="co8" table:default-cell-style-name="ce159"/>
        <table:table-column table:style-name="co8" table:number-columns-repeated="6" table:default-cell-style-name="ce155"/>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81];[.$K1])" office:value-type="float" office:value="0">
            <text:p>0</text:p>
          </table:table-cell>
          <table:table-cell table:style-name="ce162" table:formula="of:=COUNTIF([.M$7:.M$981];[.$K1])" office:value-type="float" office:value="0">
            <text:p>0</text:p>
          </table:table-cell>
          <table:table-cell table:style-name="ce162" table:formula="of:=COUNTIF([.N$7:.N$981];[.$K1])" office:value-type="float" office:value="0">
            <text:p>0</text:p>
          </table:table-cell>
          <table:table-cell table:style-name="ce162" table:formula="of:=COUNTIF([.O$7:.O$981];[.$K1])" office:value-type="float" office:value="0">
            <text:p>0</text:p>
          </table:table-cell>
          <table:table-cell table:style-name="ce164" table:number-columns-repeated="5"/>
          <table:table-cell table:style-name="ce167" table:number-columns-repeated="187"/>
          <table:table-cell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81];[.$K2])" office:value-type="float" office:value="0">
            <text:p>0</text:p>
          </table:table-cell>
          <table:table-cell table:style-name="ce162" table:formula="of:=COUNTIF([.M$7:.M$981];[.$K2])" office:value-type="float" office:value="0">
            <text:p>0</text:p>
          </table:table-cell>
          <table:table-cell table:style-name="ce162" table:formula="of:=COUNTIF([.N$7:.N$981];[.$K2])" office:value-type="float" office:value="0">
            <text:p>0</text:p>
          </table:table-cell>
          <table:table-cell table:style-name="ce162" table:formula="of:=COUNTIF([.O$7:.O$981];[.$K2])" office:value-type="float" office:value="0">
            <text:p>0</text:p>
          </table:table-cell>
          <table:table-cell table:style-name="ce162" table:number-columns-repeated="3"/>
          <table:table-cell table:style-name="ce164" table:number-columns-repeated="2"/>
          <table:table-cell table:style-name="ce167" table:number-columns-repeated="187"/>
          <table:table-cell table:number-columns-repeated="817"/>
        </table:table-row>
        <table:table-row table:style-name="ro37">
          <table:table-cell table:style-name="ce132"/>
          <table:table-cell table:style-name="ce139" office:value-type="string">
            <text:p>Function List<text:span text:style-name="T8">:</text:span></text:p>
          </table:table-cell>
          <table:table-cell table:style-name="ce146" office:value-type="string" table:number-columns-spanned="3" table:number-rows-spanned="1">
            <text:p>Add/Edit/Delete new templat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81];[.$K3])" office:value-type="float" office:value="0">
            <text:p>0</text:p>
          </table:table-cell>
          <table:table-cell table:style-name="ce162" table:formula="of:=COUNTIF([.M$7:.M$981];[.$K3])" office:value-type="float" office:value="0">
            <text:p>0</text:p>
          </table:table-cell>
          <table:table-cell table:style-name="ce162" table:formula="of:=COUNTIF([.N$7:.N$981];[.$K3])" office:value-type="float" office:value="0">
            <text:p>0</text:p>
          </table:table-cell>
          <table:table-cell table:style-name="ce162" table:formula="of:=COUNTIF([.O$7:.O$981];[.$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2"/>
          <table:table-cell table:style-name="ce139" office:value-type="string">
            <text:p>Total main cases</text:p>
          </table:table-cell>
          <table:table-cell table:style-name="ce146" table:formula="of:=MAX([.A7:.A1026])" office:value-type="float" office:value="25" table:number-columns-spanned="3" table:number-rows-spanned="1">
            <text:p>25</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81];[.$K4])" office:value-type="float" office:value="0">
            <text:p>0</text:p>
          </table:table-cell>
          <table:table-cell table:style-name="ce162" table:formula="of:=COUNTIF([.M$7:.M$981];[.$K4])" office:value-type="float" office:value="0">
            <text:p>0</text:p>
          </table:table-cell>
          <table:table-cell table:style-name="ce162" table:formula="of:=COUNTIF([.N$7:.N$981];[.$K4])" office:value-type="float" office:value="0">
            <text:p>0</text:p>
          </table:table-cell>
          <table:table-cell table:style-name="ce162" table:formula="of:=COUNTIF([.O$7:.O$981];[.$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98" office:value-type="string">
            <text:p>N/A</text:p>
          </table:table-cell>
          <table:table-cell table:style-name="ce162" table:formula="of:=COUNTIF([.L$7:.L$981];[.$K5])" office:value-type="float" office:value="0">
            <text:p>0</text:p>
          </table:table-cell>
          <table:table-cell table:style-name="ce162" table:formula="of:=COUNTIF([.M$7:.M$981];[.$K5])" office:value-type="float" office:value="0">
            <text:p>0</text:p>
          </table:table-cell>
          <table:table-cell table:style-name="ce162" table:formula="of:=COUNTIF([.N$7:.N$981];[.$K5])" office:value-type="float" office:value="0">
            <text:p>0</text:p>
          </table:table-cell>
          <table:table-cell table:style-name="ce162" table:formula="of:=COUNTIF([.O$7:.O$981];[.$K5])" office:value-type="float" office:value="0">
            <text:p>0</text:p>
          </table:table-cell>
          <table:table-cell table:style-name="ce162" table:number-columns-repeated="3"/>
          <table:table-cell table:style-name="ce166" table:number-columns-repeated="2"/>
          <table:table-cell table:style-name="ce151" table:number-columns-repeated="187"/>
          <table:table-cell table:number-columns-repeated="817"/>
        </table:table-row>
        <table:table-row table:style-name="ro25">
          <table:table-cell table:style-name="ce133" office:value-type="string">
            <text:p>Case No</text:p>
          </table:table-cell>
          <table:table-cell table:style-name="ce141" office:value-type="string">
            <text:p>Related function</text:p>
          </table:table-cell>
          <table:table-cell table:style-name="ce141" office:value-type="string">
            <text:p>Case ID</text:p>
          </table:table-cell>
          <table:table-cell table:style-name="ce141" office:value-type="string">
            <text:p>Path</text:p>
          </table:table-cell>
          <table:table-cell table:style-name="ce141" office:value-type="string">
            <text:p>Case Description</text:p>
          </table:table-cell>
          <table:table-cell table:style-name="ce141" office:value-type="string">
            <text:p>Step Description</text:p>
          </table:table-cell>
          <table:table-cell table:style-name="ce141" office:value-type="string">
            <text:p>Steps to produce</text:p>
          </table:table-cell>
          <table:table-cell table:style-name="ce141" office:value-type="string">
            <text:p>Expected Output</text:p>
          </table:table-cell>
          <table:table-cell table:style-name="ce141" office:value-type="string">
            <text:p>Priority</text:p>
          </table:table-cell>
          <table:table-cell table:style-name="ce141" office:value-type="string">
            <text:p>Affect</text:p>
          </table:table-cell>
          <table:table-cell table:style-name="ce141" office:value-type="string">
            <text:p>Tester</text:p>
          </table:table-cell>
          <table:table-cell table:style-name="ce141" office:value-type="string">
            <text:p>IE7</text:p>
          </table:table-cell>
          <table:table-cell table:style-name="ce141" office:value-type="string">
            <text:p>FireFox3.5</text:p>
          </table:table-cell>
          <table:table-cell table:style-name="ce141" office:value-type="string">
            <text:p>Comment/Bug</text:p>
          </table:table-cell>
          <table:table-cell table:style-name="ce141" table:number-columns-repeated="6"/>
          <table:table-cell table:style-name="ce169" table:number-columns-repeated="211"/>
          <table:table-cell table:number-columns-repeated="793"/>
        </table:table-row>
        <table:table-row table:style-name="ro39">
          <table:table-cell table:style-name="ce134" office:value-type="float" office:value="1">
            <text:p>001</text:p>
          </table:table-cell>
          <table:table-cell table:style-name="ce142" office:value-type="string">
            <text:p>FNC_KS_WIKI_TEM_01</text:p>
          </table:table-cell>
          <table:table-cell table:style-name="ce148" office:value-type="float" office:value="1">
            <text:p>001</text:p>
          </table:table-cell>
          <table:table-cell table:style-name="ce152" office:value-type="string">
            <text:p>KS\Wiki\Template\Add</text:p>
          </table:table-cell>
          <table:table-cell table:style-name="ce85"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3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85"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85"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85"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85"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85"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85"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text:span><text:span text:style-name="T13">italic</text:span></text:p>
          </table:table-cell>
          <table:table-cell office:value-type="string">
            <text:p>High</text:p>
          </table:table-cell>
          <table:table-cell table:number-columns-repeated="1015"/>
        </table:table-row>
        <table:table-row table:style-name="ro39">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85"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56" office:value-type="string">
            <text:p><text:span text:style-name="T10">- Input text </text:span><text:span text:style-name="T10">inside - - - - </text:span><text:span text:style-name="T10">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39">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85"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56" office:value-type="string">
            <text:p><text:span text:style-name="T10">- Input text </text:span><text:span text:style-name="T10">inside__ </text:span><text:span text:style-name="T10">__character </text:span><text:span text:style-name="T10">in content</text:span></text:p>
            <text:p><text:span text:style-name="T10">For example: </text:span></text:p>
            <text:p><text:span text:style-name="T10">__underline_</text:span><text:span text:style-name="T10">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text:span><text:span text:style-name="T16">g1 </text:span><text:span text:style-name="T17">(large </text:span><text:span text:style-name="T17">heading)</text:span></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text:span><text:span text:style-name="T10">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text:span><text:span text:style-name="T10">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text:span><text:span text:style-name="T17">heading)</text:span></text:p>
          </table:table-cell>
          <table:table-cell office:value-type="string">
            <text:p>High</text:p>
          </table:table-cell>
          <table:table-cell table:number-columns-repeated="1015"/>
        </table:table-row>
        <table:table-row table:style-name="ro39">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8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56" office:value-type="string">
            <text:p><text:span text:style-name="T10">- Input text </text:span><text:span text:style-name="T10">inside start </text:span><text:span text:style-name="T10">with * </text:span><text:span text:style-name="T10">character in </text:span><text:span text:style-name="T10">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8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56" office:value-type="string">
            <text:p><text:span text:style-name="T10">- Input text </text:span><text:span text:style-name="T10">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85"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56" office:value-type="string">
            <text:p><text:span text:style-name="T10">- Input </text:span></text:p>
            <text:p><text:span text:style-name="T10">|=Title 1|</text:span><text:span text:style-name="T10">=Title 2</text:span></text:p>
            <text:p><text:span text:style-name="T10">|Word 1|</text:span><text:span text:style-name="T10">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85"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56" office:value-type="string">
            <text:p><text:span text:style-name="T10">- Input text </text:span><text:span text:style-name="T10">inside [ ]] </text:span><text:span text:style-name="T10">character </text:span></text:p>
            <text:p><text:span text:style-name="T10">For example: </text:span></text:p>
            <text:p><text:span text:style-name="T10">[[Wiki </text:span><text:span text:style-name="T10">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office:value-type="float" office:value="19">
            <text:p>019</text:p>
          </table:table-cell>
          <table:table-cell table:style-name="ce142" office:value-type="string">
            <text:p>FNC_KS_WIKI_TEM_02</text:p>
          </table:table-cell>
          <table:table-cell office:value-type="float" office:value="1">
            <text:p>001</text:p>
          </table:table-cell>
          <table:table-cell table:style-name="ce152" office:value-type="string">
            <text:p>KS\Wiki\Template\Edit</text:p>
          </table:table-cell>
          <table:table-cell table:style-name="ce85"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20">
            <text:p>020</text:p>
          </table:table-cell>
          <table:table-cell table:style-name="ce142" office:value-type="string">
            <text:p>FNC_KS_WIKI_TEM_03</text:p>
          </table:table-cell>
          <table:table-cell office:value-type="float" office:value="1">
            <text:p>001</text:p>
          </table:table-cell>
          <table:table-cell table:style-name="ce152" office:value-type="string">
            <text:p>KS\Wiki\Template\Delete</text:p>
          </table:table-cell>
          <table:table-cell table:style-name="ce85"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85"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022</text:p>
          </table:table-cell>
          <table:table-cell table:style-name="ce142" office:value-type="string">
            <text:p>FNC_KS_WIKI_TEM_04</text:p>
          </table:table-cell>
          <table:table-cell office:value-type="float" office:value="1">
            <text:p>001</text:p>
          </table:table-cell>
          <table:table-cell table:style-name="ce152" office:value-type="string">
            <text:p>KS\Wiki\Template\Search</text:p>
          </table:table-cell>
          <table:table-cell table:style-name="ce85"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85"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9">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85"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25">
            <text:p>025</text:p>
          </table:table-cell>
          <table:table-cell table:style-name="ce142" office:value-type="string">
            <text:p>FNC_KS_WIKI_TEM_05</text:p>
          </table:table-cell>
          <table:table-cell office:value-type="float" office:value="1">
            <text:p>001</text:p>
          </table:table-cell>
          <table:table-cell table:style-name="ce152" office:value-type="string">
            <text:p>KS\Wiki\Template\Other</text:p>
          </table:table-cell>
          <table:table-cell table:style-name="ce85"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41" table:number-rows-repeated="7">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
      <table:table table:name="Page_Action" table:style-name="ta1" table:print="false">
        <table:table-column table:style-name="co8" table:default-cell-style-name="ce149"/>
        <table:table-column table:style-name="co26" table:default-cell-style-name="ce143"/>
        <table:table-column table:style-name="co8" table:default-cell-style-name="ce149"/>
        <table:table-column table:style-name="co27" table:default-cell-style-name="ce153"/>
        <table:table-column table:style-name="co28" table:default-cell-style-name="ce173"/>
        <table:table-column table:style-name="co29" table:default-cell-style-name="ce174"/>
        <table:table-column table:style-name="co30" table:default-cell-style-name="ce174"/>
        <table:table-column table:style-name="co31" table:default-cell-style-name="ce174"/>
        <table:table-column table:style-name="co8"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7];[.$K1])" office:value-type="float" office:value="0">
            <text:p>0</text:p>
          </table:table-cell>
          <table:table-cell table:style-name="ce162" table:formula="of:=COUNTIF([.M$7:.M$1007];[.$K1])" office:value-type="float" office:value="0">
            <text:p>0</text:p>
          </table:table-cell>
          <table:table-cell table:style-name="ce162" table:formula="of:=COUNTIF([.N$7:.N$1007];[.$K1])" office:value-type="float" office:value="0">
            <text:p>0</text:p>
          </table:table-cell>
          <table:table-cell table:style-name="ce162" table:formula="of:=COUNTIF([.O$7:.O$1007];[.$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7];[.$K2])" office:value-type="float" office:value="0">
            <text:p>0</text:p>
          </table:table-cell>
          <table:table-cell table:style-name="ce162" table:formula="of:=COUNTIF([.M$7:.M$1007];[.$K2])" office:value-type="float" office:value="0">
            <text:p>0</text:p>
          </table:table-cell>
          <table:table-cell table:style-name="ce162" table:formula="of:=COUNTIF([.N$7:.N$1007];[.$K2])" office:value-type="float" office:value="0">
            <text:p>0</text:p>
          </table:table-cell>
          <table:table-cell table:style-name="ce162" table:formula="of:=COUNTIF([.O$7:.O$1007];[.$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Action: Add, edit, delet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7];[.$K3])" office:value-type="float" office:value="0">
            <text:p>0</text:p>
          </table:table-cell>
          <table:table-cell table:style-name="ce162" table:formula="of:=COUNTIF([.M$7:.M$1007];[.$K3])" office:value-type="float" office:value="0">
            <text:p>0</text:p>
          </table:table-cell>
          <table:table-cell table:style-name="ce162" table:formula="of:=COUNTIF([.N$7:.N$1007];[.$K3])" office:value-type="float" office:value="0">
            <text:p>0</text:p>
          </table:table-cell>
          <table:table-cell table:style-name="ce162" table:formula="of:=COUNTIF([.O$7:.O$1007];[.$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52])" office:value-type="float" office:value="32" table:number-columns-spanned="3" table:number-rows-spanned="1">
            <text:p>32</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7];[.$K4])" office:value-type="float" office:value="0">
            <text:p>0</text:p>
          </table:table-cell>
          <table:table-cell table:style-name="ce162" table:formula="of:=COUNTIF([.M$7:.M$1007];[.$K4])" office:value-type="float" office:value="0">
            <text:p>0</text:p>
          </table:table-cell>
          <table:table-cell table:style-name="ce162" table:formula="of:=COUNTIF([.N$7:.N$1007];[.$K4])" office:value-type="float" office:value="0">
            <text:p>0</text:p>
          </table:table-cell>
          <table:table-cell table:style-name="ce162" table:formula="of:=COUNTIF([.O$7:.O$1007];[.$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7];[.$K5])" office:value-type="float" office:value="0">
            <text:p>0</text:p>
          </table:table-cell>
          <table:table-cell table:style-name="ce162" table:formula="of:=COUNTIF([.M$7:.M$1007];[.$K5])" office:value-type="float" office:value="0">
            <text:p>0</text:p>
          </table:table-cell>
          <table:table-cell table:style-name="ce162" table:formula="of:=COUNTIF([.N$7:.N$1007];[.$K5])" office:value-type="float" office:value="0">
            <text:p>0</text:p>
          </table:table-cell>
          <table:table-cell table:style-name="ce162" table:formula="of:=COUNTIF([.O$7:.O$1007];[.$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6"/>
          <table:table-cell table:style-name="ce176" table:number-columns-repeated="211"/>
          <table:table-cell table:number-columns-repeated="793"/>
        </table:table-row>
        <table:table-row table:style-name="ro39">
          <table:table-cell table:style-name="ce134" office:value-type="float" office:value="1">
            <text:p>001</text:p>
          </table:table-cell>
          <table:table-cell table:style-name="ce142" office:value-type="string">
            <text:p>FNC_KS_WIKI_ACTION_01</text:p>
          </table:table-cell>
          <table:table-cell table:style-name="ce148" office:value-type="float" office:value="1">
            <text:p>001</text:p>
          </table:table-cell>
          <table:table-cell table:style-name="ce152" office:value-type="string">
            <text:p>KS\Wiki\Action\Add</text:p>
          </table:table-cell>
          <table:table-cell table:style-name="ce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text:span><text:span text:style-name="T20">content of </text:span><text:span text:style-name="T20">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175"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86"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Help </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X </text:span><text:span text:style-name="T9">icon of </text:span><text:span text:style-name="T9">XWIKI 2.0 </text:span><text:span text:style-name="T9">form</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85" office:value-type="string">
            <text:p>Open more Tip in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Medium</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54" office:value-type="string">
            <text:p>Open more Tip in Help form</text:p>
          </table:table-cell>
          <table:table-cell table:style-name="ce155" office:value-type="string">
            <text:p>Step 2: Open more tip in Help form</text:p>
          </table:table-cell>
          <table:table-cell table:style-name="ce155" office:value-type="string">
            <text:p>- Click on <text:span text:style-name="T5">More</text:span> link<text:span text:style-name="T9"> of </text:span><text:span text:style-name="T9">XWIKI 2.0 </text:span><text:span text:style-name="T9">form</text:span></text:p>
            <text:p/>
          </table:table-cell>
          <table:table-cell table:style-name="ce155" office:value-type="string">
            <text:p>The full help content page is view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85" office:value-type="string">
            <text:p>Create new page with Bold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54" office:value-type="string">
            <text:p>Create new page with Bold effect</text:p>
          </table:table-cell>
          <table:table-cell table:style-name="ce155" office:value-type="string">
            <text:p>Step 2: Create new page with Bold tag</text:p>
          </table:table-cell>
          <table:table-cell table:style-name="ce156" office:value-type="string">
            <text:p>- Input text inside ** ** character in content</text:p>
            <text:p>For example: </text:p>
            <text:p>**bold**</text:p>
            <text:p>- Click Save page button</text:p>
          </table:table-cell>
          <table:table-cell table:style-name="ce155" office:value-type="string">
            <text:p>The page is shown with Bold effect like Bold</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85" office:value-type="string">
            <text:p>Create new page with italic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54" office:value-type="string">
            <text:p>Create new page with italic effect</text:p>
          </table:table-cell>
          <table:table-cell table:style-name="ce155" office:value-type="string">
            <text:p>Step 2: Create new page with italic tag</text:p>
          </table:table-cell>
          <table:table-cell table:style-name="ce156" office:value-type="string">
            <text:p>- Input text inside // // character in content</text:p>
            <text:p>For example: </text:p>
            <text:p>//italic //</text:p>
            <text:p>- Click Save page button</text:p>
          </table:table-cell>
          <table:table-cell table:style-name="ce155" office:value-type="string">
            <text:p>The page is shown with Bold effect like italic</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85" office:value-type="string">
            <text:p>Create new page with strik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54" office:value-type="string">
            <text:p>Create new page with strike effect</text:p>
          </table:table-cell>
          <table:table-cell table:style-name="ce155" office:value-type="string">
            <text:p>Step 2: Create new page with strike tag</text:p>
          </table:table-cell>
          <table:table-cell table:style-name="ce156" office:value-type="string">
            <text:p>- Input text inside - - - - character in content</text:p>
            <text:p>For example: </text:p>
            <text:p>- -strike- -</text:p>
            <text:p>- Click Save page button</text:p>
          </table:table-cell>
          <table:table-cell table:style-name="ce155" office:value-type="string">
            <text:p>The page is shown with Bold effect like strikes </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85" office:value-type="string">
            <text:p>Create new page with underlin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54" office:value-type="string">
            <text:p>Create new page with underline effect</text:p>
          </table:table-cell>
          <table:table-cell table:style-name="ce155" office:value-type="string">
            <text:p>Step 2: Create new page with underline tag</text:p>
          </table:table-cell>
          <table:table-cell table:style-name="ce156" office:value-type="string">
            <text:p>- Input text inside__ __character in content</text:p>
            <text:p>For example: </text:p>
            <text:p>__underline__</text:p>
            <text:p>- Click Save page button</text:p>
          </table:table-cell>
          <table:table-cell table:style-name="ce155" office:value-type="string">
            <text:p>The page is shown with Bold effect like underline</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1=</text:p>
            <text:p>- Click Save page button</text:p>
          </table:table-cell>
          <table:table-cell table:style-name="ce155" office:value-type="string">
            <text:p>The page is shown with Bold effect like Heading1 (large heading)</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3===</text:p>
            <text:p>- Click Save page button</text:p>
          </table:table-cell>
          <table:table-cell table:style-name="ce155" office:value-type="string">
            <text:p>The page is shown with Bold effect like Heading3 (normal heading)</text:p>
          </table:table-cell>
          <table:table-cell office:value-type="string">
            <text:p>High</text:p>
          </table:table-cell>
          <table:table-cell table:number-columns-repeated="1015"/>
        </table:table-row>
        <table:table-row table:style-name="ro39">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5=====</text:p>
            <text:p>- Click Save page button</text:p>
          </table:table-cell>
          <table:table-cell table:style-name="ce155" office:value-type="string">
            <text:p>The page is shown with Bold effect like Heading5 (small heading)</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85" office:value-type="string">
            <text:p>Create new page with Bullet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54" office:value-type="string">
            <text:p>Create new page with Bulleted list effect</text:p>
          </table:table-cell>
          <table:table-cell table:style-name="ce155" office:value-type="string">
            <text:p>Step 2: Create new page with Bold tag</text:p>
          </table:table-cell>
          <table:table-cell table:style-name="ce156" office:value-type="string">
            <text:p>- Input text inside start with * character in content</text:p>
            <text:p>For example: </text:p>
            <text:p>* item 1</text:p>
            <text:p>** item 2</text:p>
            <text:p>*** item 3</text:p>
            <text:p>* item 4</text:p>
            <text:p>- Click Save page button</text:p>
          </table:table-cell>
          <table:table-cell table:style-name="ce155"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85" office:value-type="string">
            <text:p>Create new page with Number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54" office:value-type="string">
            <text:p>Create new page with Numbered list effect</text:p>
          </table:table-cell>
          <table:table-cell table:style-name="ce155" office:value-type="string">
            <text:p>Step 2: Create new page with Numbered list tag</text:p>
          </table:table-cell>
          <table:table-cell table:style-name="ce156" office:value-type="string">
            <text:p>- Input text start with number <text:s/></text:p>
            <text:p>For example: </text:p>
            <text:p>1. item 1</text:p>
            <text:p>11. item 2</text:p>
            <text:p>111. item 3</text:p>
            <text:p>1. item 4</text:p>
            <text:p>- Click Save page butto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85" office:value-type="string">
            <text:p>Create new page with <text:s/>Tabl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54" office:value-type="string">
            <text:p>Create new page with <text:s/>Table effect</text:p>
          </table:table-cell>
          <table:table-cell table:style-name="ce155" office:value-type="string">
            <text:p>Step 2: Create new page with Table tag</text:p>
          </table:table-cell>
          <table:table-cell table:style-name="ce156" office:value-type="string">
            <text:p>- Input </text:p>
            <text:p>|=Title 1|=Title 2</text:p>
            <text:p>|Word 1|Word 2</text:p>
            <text:p>- Click Save page button</text:p>
          </table:table-cell>
          <table:table-cell table:style-name="ce155"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85" office:value-type="string">
            <text:p>Create new page with Link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54" office:value-type="string">
            <text:p>Create new page with Link effect</text:p>
          </table:table-cell>
          <table:table-cell table:style-name="ce155" office:value-type="string">
            <text:p>Step 2: Create new page with Link tag</text:p>
          </table:table-cell>
          <table:table-cell table:style-name="ce156" office:value-type="string">
            <text:p>- Input text inside [ ]] character </text:p>
            <text:p>For example: </text:p>
            <text:p>[[Wiki Home]]</text:p>
            <text:p>- Click Save page button</text:p>
          </table:table-cell>
          <table:table-cell table:style-name="ce155" office:value-type="string">
            <text:p>The page is shown with link effect like Wiki Home</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office:value-type="float" office:value="23">
            <text:p>023</text:p>
          </table:table-cell>
          <table:table-cell table:style-name="ce142" office:value-type="string">
            <text:p>FNC_KS_WIKI_ACTION_02</text:p>
          </table:table-cell>
          <table:table-cell office:value-type="float" office:value="1">
            <text:p>001</text:p>
          </table:table-cell>
          <table:table-cell table:style-name="ce152" office:value-type="string">
            <text:p>KS\Wiki\Action\Edit</text:p>
          </table:table-cell>
          <table:table-cell table:style-name="ce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office:value-type="float" office:value="28">
            <text:p>028</text:p>
          </table:table-cell>
          <table:table-cell table:style-name="ce142" office:value-type="string">
            <text:p>FNC_KS_WIKI_ACTION_03</text:p>
          </table:table-cell>
          <table:table-cell office:value-type="float" office:value="1">
            <text:p>001</text:p>
          </table:table-cell>
          <table:table-cell table:style-name="ce152" office:value-type="string">
            <text:p>KS\Wiki\Action\Delete</text:p>
          </table:table-cell>
          <table:table-cell table:style-name="ce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office:value-type="float" office:value="30">
            <text:p>030</text:p>
          </table:table-cell>
          <table:table-cell table:style-name="ce142" office:value-type="string">
            <text:p>FNC_KS_WIKI_ACTION_04</text:p>
          </table:table-cell>
          <table:table-cell office:value-type="float" office:value="1">
            <text:p>001</text:p>
          </table:table-cell>
          <table:table-cell table:style-name="ce152" office:value-type="string">
            <text:p>KS\Wiki\Action\Move</text:p>
          </table:table-cell>
          <table:table-cell table:style-name="ce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9">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4" table:number-rows-repeated="7">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
      <table:table table:name="Manage_Attachment" table:style-name="ta1" table:print="false">
        <table:table-column table:style-name="co8" table:default-cell-style-name="ce149"/>
        <table:table-column table:style-name="co8" table:default-cell-style-name="ce143"/>
        <table:table-column table:style-name="co8" table:default-cell-style-name="ce177"/>
        <table:table-column table:style-name="co26" table:default-cell-style-name="ce153"/>
        <table:table-column table:style-name="co29" table:default-cell-style-name="ce173"/>
        <table:table-column table:style-name="co29" table:default-cell-style-name="ce174"/>
        <table:table-column table:style-name="co32" table:default-cell-style-name="ce174"/>
        <table:table-column table:style-name="co33" table:default-cell-style-name="ce174"/>
        <table:table-column table:style-name="co34"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22">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76];[.$K1])" office:value-type="float" office:value="0">
            <text:p>0</text:p>
          </table:table-cell>
          <table:table-cell table:style-name="ce162" table:formula="of:=COUNTIF([.M$7:.M$976];[.$K1])" office:value-type="float" office:value="0">
            <text:p>0</text:p>
          </table:table-cell>
          <table:table-cell table:style-name="ce162" table:formula="of:=COUNTIF([.N$7:.N$976];[.$K1])" office:value-type="float" office:value="0">
            <text:p>0</text:p>
          </table:table-cell>
          <table:table-cell table:style-name="ce162" table:formula="of:=COUNTIF([.O$7:.O$976];[.$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76];[.$K2])" office:value-type="float" office:value="0">
            <text:p>0</text:p>
          </table:table-cell>
          <table:table-cell table:style-name="ce162" table:formula="of:=COUNTIF([.M$7:.M$976];[.$K2])" office:value-type="float" office:value="0">
            <text:p>0</text:p>
          </table:table-cell>
          <table:table-cell table:style-name="ce162" table:formula="of:=COUNTIF([.N$7:.N$976];[.$K2])" office:value-type="float" office:value="0">
            <text:p>0</text:p>
          </table:table-cell>
          <table:table-cell table:style-name="ce162" table:formula="of:=COUNTIF([.O$7:.O$976];[.$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ttachment: Add, delet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76];[.$K3])" office:value-type="float" office:value="0">
            <text:p>0</text:p>
          </table:table-cell>
          <table:table-cell table:style-name="ce162" table:formula="of:=COUNTIF([.M$7:.M$976];[.$K3])" office:value-type="float" office:value="0">
            <text:p>0</text:p>
          </table:table-cell>
          <table:table-cell table:style-name="ce162" table:formula="of:=COUNTIF([.N$7:.N$976];[.$K3])" office:value-type="float" office:value="0">
            <text:p>0</text:p>
          </table:table-cell>
          <table:table-cell table:style-name="ce162" table:formula="of:=COUNTIF([.O$7:.O$976];[.$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21])" office:value-type="float" office:value="6" table:number-columns-spanned="3" table:number-rows-spanned="1">
            <text:p>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76];[.$K4])" office:value-type="float" office:value="0">
            <text:p>0</text:p>
          </table:table-cell>
          <table:table-cell table:style-name="ce162" table:formula="of:=COUNTIF([.M$7:.M$976];[.$K4])" office:value-type="float" office:value="0">
            <text:p>0</text:p>
          </table:table-cell>
          <table:table-cell table:style-name="ce162" table:formula="of:=COUNTIF([.N$7:.N$976];[.$K4])" office:value-type="float" office:value="0">
            <text:p>0</text:p>
          </table:table-cell>
          <table:table-cell table:style-name="ce162" table:formula="of:=COUNTIF([.O$7:.O$976];[.$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76];[.$K5])" office:value-type="float" office:value="0">
            <text:p>0</text:p>
          </table:table-cell>
          <table:table-cell table:style-name="ce162" table:formula="of:=COUNTIF([.M$7:.M$976];[.$K5])" office:value-type="float" office:value="0">
            <text:p>0</text:p>
          </table:table-cell>
          <table:table-cell table:style-name="ce162" table:formula="of:=COUNTIF([.N$7:.N$976];[.$K5])" office:value-type="float" office:value="0">
            <text:p>0</text:p>
          </table:table-cell>
          <table:table-cell table:style-name="ce162" table:formula="of:=COUNTIF([.O$7:.O$976];[.$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number-columns-repeated="793"/>
        </table:table-row>
        <table:table-row table:style-name="ro22">
          <table:table-cell table:style-name="ce134" office:value-type="float" office:value="1">
            <text:p>001</text:p>
          </table:table-cell>
          <table:table-cell table:style-name="ce142" office:value-type="string">
            <text:p>FNC_KS_WIKI_ATT_01</text:p>
          </table:table-cell>
          <table:table-cell table:style-name="ce148" office:value-type="float" office:value="1">
            <text:p>001</text:p>
          </table:table-cell>
          <table:table-cell table:style-name="ce152" office:value-type="string">
            <text:p>KS\Wiki\Attachment\Add</text:p>
          </table:table-cell>
          <table:table-cell table:style-name="ce86"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text:span><text:span text:style-name="T9">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86" office:value-type="string">
            <text:p>Attach 1 .PDF file for page</text:p>
          </table:table-cell>
          <table:table-cell office:value-type="string">
            <text:p>Step 1: Open form to add new page</text:p>
          </table:table-cell>
          <table:table-cell office:value-type="string">
            <text:p>- Go to <text:span text:style-name="T22">Add </text:span><text:span text:style-name="T22">Page</text:span> → <text:s/><text:span text:style-name="T22">Blank Page</text:span> (or <text:span text:style-name="T22">From </text:span><text:span text:style-name="T22">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text:span><text:span text:style-name="T9">.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86"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text:span><text:span text:style-name="T9">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86"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text:span><text:span text:style-name="T9">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86"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text:span><text:span text:style-name="T9">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office:value-type="float" office:value="6">
            <text:p>006</text:p>
          </table:table-cell>
          <table:table-cell table:style-name="ce142" office:value-type="string">
            <text:p>FNC_KS_WIKI_ATT_02</text:p>
          </table:table-cell>
          <table:table-cell office:value-type="float" office:value="1">
            <text:p>001</text:p>
          </table:table-cell>
          <table:table-cell table:style-name="ce152" office:value-type="string">
            <text:p>KS\Wiki\Attachment\Delete</text:p>
          </table:table-cell>
          <table:table-cell table:style-name="ce86"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5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22" table:number-rows-repeated="9">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
      <table:table table:name="Page_Permission" table:style-name="ta1" table:print="false">
        <office:forms form:automatic-focus="false" form:apply-design-mode="false"/>
        <table:table-column table:style-name="co8" table:default-cell-style-name="ce149"/>
        <table:table-column table:style-name="co21" table:default-cell-style-name="ce143"/>
        <table:table-column table:style-name="co8" table:default-cell-style-name="ce149"/>
        <table:table-column table:style-name="co35" table:default-cell-style-name="ce153"/>
        <table:table-column table:style-name="co36" table:default-cell-style-name="ce173"/>
        <table:table-column table:style-name="co33" table:default-cell-style-name="ce174"/>
        <table:table-column table:style-name="co37" table:default-cell-style-name="ce174"/>
        <table:table-column table:style-name="co38" table:default-cell-style-name="ce155"/>
        <table:table-column table:style-name="co39" table:default-cell-style-name="ce159"/>
        <table:table-column table:style-name="co40" table:default-cell-style-name="ce174"/>
        <table:table-column table:style-name="co8" table:number-columns-repeated="5" table:default-cell-style-name="ce174"/>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25];[.$K1])" office:value-type="float" office:value="62">
            <text:p>62</text:p>
          </table:table-cell>
          <table:table-cell table:style-name="ce162" table:formula="of:=COUNTIF([.M$7:.M$1025];[.$K1])" office:value-type="float" office:value="62">
            <text:p>62</text:p>
          </table:table-cell>
          <table:table-cell table:style-name="ce162" table:formula="of:=COUNTIF([.N$7:.N$1025];[.$K1])" office:value-type="float" office:value="0">
            <text:p>0</text:p>
          </table:table-cell>
          <table:table-cell table:style-name="ce162" table:formula="of:=COUNTIF([.O$7:.O$1025];[.$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25];[.$K2])" office:value-type="float" office:value="0">
            <text:p>0</text:p>
          </table:table-cell>
          <table:table-cell table:style-name="ce162" table:formula="of:=COUNTIF([.M$7:.M$1025];[.$K2])" office:value-type="float" office:value="0">
            <text:p>0</text:p>
          </table:table-cell>
          <table:table-cell table:style-name="ce162" table:formula="of:=COUNTIF([.N$7:.N$1025];[.$K2])" office:value-type="float" office:value="0">
            <text:p>0</text:p>
          </table:table-cell>
          <table:table-cell table:style-name="ce162" table:formula="of:=COUNTIF([.O$7:.O$1025];[.$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pag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25];[.$K3])" office:value-type="float" office:value="0">
            <text:p>0</text:p>
          </table:table-cell>
          <table:table-cell table:style-name="ce162" table:formula="of:=COUNTIF([.M$7:.M$1025];[.$K3])" office:value-type="float" office:value="0">
            <text:p>0</text:p>
          </table:table-cell>
          <table:table-cell table:style-name="ce162" table:formula="of:=COUNTIF([.N$7:.N$1025];[.$K3])" office:value-type="float" office:value="0">
            <text:p>0</text:p>
          </table:table-cell>
          <table:table-cell table:style-name="ce162" table:formula="of:=COUNTIF([.O$7:.O$1025];[.$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70])" office:value-type="float" office:value="16" table:number-columns-spanned="3" table:number-rows-spanned="1">
            <text:p>1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25];[.$K4])" office:value-type="float" office:value="0">
            <text:p>0</text:p>
          </table:table-cell>
          <table:table-cell table:style-name="ce162" table:formula="of:=COUNTIF([.M$7:.M$1025];[.$K4])" office:value-type="float" office:value="0">
            <text:p>0</text:p>
          </table:table-cell>
          <table:table-cell table:style-name="ce162" table:formula="of:=COUNTIF([.N$7:.N$1025];[.$K4])" office:value-type="float" office:value="0">
            <text:p>0</text:p>
          </table:table-cell>
          <table:table-cell table:style-name="ce162" table:formula="of:=COUNTIF([.O$7:.O$1025];[.$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25];[.$K5])" office:value-type="float" office:value="0">
            <text:p>0</text:p>
          </table:table-cell>
          <table:table-cell table:style-name="ce162" table:formula="of:=COUNTIF([.M$7:.M$1025];[.$K5])" office:value-type="float" office:value="0">
            <text:p>0</text:p>
          </table:table-cell>
          <table:table-cell table:style-name="ce162" table:formula="of:=COUNTIF([.N$7:.N$1025];[.$K5])" office:value-type="float" office:value="0">
            <text:p>0</text:p>
          </table:table-cell>
          <table:table-cell table:style-name="ce162" table:formula="of:=COUNTIF([.O$7:.O$1025];[.$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34" office:value-type="float" office:value="1">
            <text:p>001</text:p>
          </table:table-cell>
          <table:table-cell table:style-name="ce142" office:value-type="string">
            <text:p>FNC_KS_WIKI_PAGEPER_01</text:p>
          </table:table-cell>
          <table:table-cell table:style-name="ce148" office:value-type="float" office:value="1">
            <text:p>001</text:p>
          </table:table-cell>
          <table:table-cell table:style-name="ce152" office:value-type="string">
            <text:p>KS\Wiki\Page_Permission\Add</text:p>
          </table:table-cell>
          <table:table-cell table:style-name="ce87" office:value-type="string">
            <text:p>Add permission for user by putting user'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80" office:value-type="string">
            <text:p>Add permission for user by putting user'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86" office:value-type="string">
            <text:p>Add permission for user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86" office:value-type="string">
            <text:p>Add permission for user by searching user by user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3">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86" office:value-type="string">
            <text:p>Add permission for user by searching user by fir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86" office:value-type="string">
            <text:p>Add permission for user by searching user by la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86" office:value-type="string">
            <text:p>Add permission for user by searching user by email</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87" office:value-type="string">
            <text:p>Add permission for multi-user at the same ti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80" office:value-type="string">
            <text:p>Add permission for multi-user at the same ti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s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s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87" office:value-type="string">
            <text:p>Add permission for group by putting group'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80" office:value-type="string">
            <text:p>Add permission for user by putting group'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86" office:value-type="string">
            <text:p>Add permission for group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87" office:value-type="string">
            <text:p>Add permission for <text:s/>group's membership</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80" office:value-type="string">
            <text:p>Add permission for user by putting group's membership</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86" office:value-type="string">
            <text:p>Add permission for group's membership <text:s/>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55];6;FIND(&quot;:&quot;;[.F55];1)-FIND(&quot; &quot;;[.F55];1)-1))&gt;VALUE(MID([.F54];6;FIND(&quot;:&quot;;[.F54];1)-FIND(&quot; &quot;;[.F54];1)-1));&quot;&quot;;MAX([.A$7:.A54])+1)" office:value-type="float" office:value="12">
            <text:p>012</text:p>
          </table:table-cell>
          <table:table-cell table:style-name="ce142" office:value-type="string">
            <text:p>FNC_KS_WIKI_PAGEPER_02</text:p>
          </table:table-cell>
          <table:table-cell office:value-type="float" office:value="1">
            <text:p>001</text:p>
          </table:table-cell>
          <table:table-cell table:style-name="ce152" office:value-type="string">
            <text:p>KS\Wiki\Page_Permission\Edit</text:p>
          </table:table-cell>
          <table:table-cell table:style-name="ce86" office:value-type="string">
            <text:p>Edit permission when change valu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visibility="filter">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74" office:value-type="string">
            <text:p>Permission of user/group/group's membership is chang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86" office:value-type="string">
            <text:p>Edit permission when <text:s/>values are blank</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74" office:value-type="string">
            <text:p>New added gorups is not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61];6;FIND(&quot;:&quot;;[.F61];1)-FIND(&quot; &quot;;[.F61];1)-1))&gt;VALUE(MID([.F60];6;FIND(&quot;:&quot;;[.F60];1)-FIND(&quot; &quot;;[.F60];1)-1));&quot;&quot;;MAX([.A$7:.A60])+1)" office:value-type="float" office:value="14">
            <text:p>014</text:p>
          </table:table-cell>
          <table:table-cell table:style-name="ce179" office:value-type="string">
            <text:p>FNC_KS_WIKI_PAGEPER_03</text:p>
          </table:table-cell>
          <table:table-cell office:value-type="float" office:value="1">
            <text:p>001</text:p>
          </table:table-cell>
          <table:table-cell table:style-name="ce152" office:value-type="string">
            <text:p>KS\Wiki\Page_Permission\Delete</text:p>
          </table:table-cell>
          <table:table-cell table:style-name="ce86" office:value-type="string">
            <text:p>Delete permission</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table:style-name="ce174" office:value-type="string">
            <text:p>Permission of user/group/group's is dele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64];6;FIND(&quot;:&quot;;[.F64];1)-FIND(&quot; &quot;;[.F64];1)-1))&gt;VALUE(MID([.F63];6;FIND(&quot;:&quot;;[.F63];1)-FIND(&quot; &quot;;[.F63];1)-1));&quot;&quot;;MAX([.A$7:.A63])+1)" office:value-type="float" office:value="15">
            <text:p>015</text:p>
          </table:table-cell>
          <table:table-cell table:style-name="ce179" office:value-type="string">
            <text:p>FNC_KS_WIKI_PAGEPER_04</text:p>
          </table:table-cell>
          <table:table-cell office:value-type="float" office:value="1">
            <text:p>001</text:p>
          </table:table-cell>
          <table:table-cell table:style-name="ce152" office:value-type="string">
            <text:p>KS\Wiki\Page_Permission\Other</text:p>
          </table:table-cell>
          <table:table-cell table:style-name="ce86" office:value-type="string">
            <text:p>Check when user/group does not permission to view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5" office:value-type="string">
            <text:p>User/group/group's membership are added permission on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74" office:value-type="string">
            <text:p>The page at step 1 is not appears </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86" office:value-type="string">
            <text:p>Check when user/group does not permission to edit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75" office:value-type="string">
            <text:p>User/group/group's membership are added permission on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74" office:value-type="string">
            <text:p>Show message that user doesn't have permission to 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office:value-type="string">
            <text:p>There is no Edit icon</text:p>
          </table:table-cell>
          <table:table-cell table:number-columns-repeated="1010"/>
        </table:table-row>
        <table:table-row table:style-name="ro40" table:number-rows-repeated="9">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
      <table:table table:name="Space_Permission" table:style-name="ta1" table:print="false">
        <office:forms form:automatic-focus="false" form:apply-design-mode="false"/>
        <table:table-column table:style-name="co8" table:default-cell-style-name="ce181"/>
        <table:table-column table:style-name="co41" table:default-cell-style-name="ce183"/>
        <table:table-column table:style-name="co42" table:default-cell-style-name="ce181"/>
        <table:table-column table:style-name="co43" table:default-cell-style-name="ce186"/>
        <table:table-column table:style-name="co44" table:default-cell-style-name="ce189"/>
        <table:table-column table:style-name="co45" table:default-cell-style-name="ce190"/>
        <table:table-column table:style-name="co46" table:default-cell-style-name="ce190"/>
        <table:table-column table:style-name="co47" table:default-cell-style-name="ce190"/>
        <table:table-column table:style-name="co8" table:default-cell-style-name="ce194"/>
        <table:table-column table:style-name="co8" table:number-columns-repeated="6" table:default-cell-style-name="ce190"/>
        <table:table-column table:style-name="co8" table:number-columns-repeated="5" table:default-cell-style-name="ce195"/>
        <table:table-column table:style-name="co8" table:number-columns-repeated="1004" table:default-cell-style-name="ce196"/>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2];[.$K1])" office:value-type="float" office:value="43">
            <text:p>43</text:p>
          </table:table-cell>
          <table:table-cell table:style-name="ce162" table:formula="of:=COUNTIF([.M$7:.M$1002];[.$K1])" office:value-type="float" office:value="43">
            <text:p>43</text:p>
          </table:table-cell>
          <table:table-cell table:style-name="ce162" table:formula="of:=COUNTIF([.N$7:.N$1002];[.$K1])" office:value-type="float" office:value="0">
            <text:p>0</text:p>
          </table:table-cell>
          <table:table-cell table:style-name="ce162" table:formula="of:=COUNTIF([.O$7:.O$1002];[.$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2];[.$K2])" office:value-type="float" office:value="0">
            <text:p>0</text:p>
          </table:table-cell>
          <table:table-cell table:style-name="ce162" table:formula="of:=COUNTIF([.M$7:.M$1002];[.$K2])" office:value-type="float" office:value="0">
            <text:p>0</text:p>
          </table:table-cell>
          <table:table-cell table:style-name="ce162" table:formula="of:=COUNTIF([.N$7:.N$1002];[.$K2])" office:value-type="float" office:value="0">
            <text:p>0</text:p>
          </table:table-cell>
          <table:table-cell table:style-name="ce162" table:formula="of:=COUNTIF([.O$7:.O$1002];[.$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spac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2];[.$K3])" office:value-type="float" office:value="0">
            <text:p>0</text:p>
          </table:table-cell>
          <table:table-cell table:style-name="ce162" table:formula="of:=COUNTIF([.M$7:.M$1002];[.$K3])" office:value-type="float" office:value="0">
            <text:p>0</text:p>
          </table:table-cell>
          <table:table-cell table:style-name="ce162" table:formula="of:=COUNTIF([.N$7:.N$1002];[.$K3])" office:value-type="float" office:value="0">
            <text:p>0</text:p>
          </table:table-cell>
          <table:table-cell table:style-name="ce162" table:formula="of:=COUNTIF([.O$7:.O$1002];[.$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47])" office:value-type="float" office:value="18" table:number-columns-spanned="3" table:number-rows-spanned="1">
            <text:p>1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2];[.$K4])" office:value-type="float" office:value="0">
            <text:p>0</text:p>
          </table:table-cell>
          <table:table-cell table:style-name="ce162" table:formula="of:=COUNTIF([.M$7:.M$1002];[.$K4])" office:value-type="float" office:value="0">
            <text:p>0</text:p>
          </table:table-cell>
          <table:table-cell table:style-name="ce162" table:formula="of:=COUNTIF([.N$7:.N$1002];[.$K4])" office:value-type="float" office:value="0">
            <text:p>0</text:p>
          </table:table-cell>
          <table:table-cell table:style-name="ce162" table:formula="of:=COUNTIF([.O$7:.O$1002];[.$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2];[.$K5])" office:value-type="float" office:value="0">
            <text:p>0</text:p>
          </table:table-cell>
          <table:table-cell table:style-name="ce162" table:formula="of:=COUNTIF([.M$7:.M$1002];[.$K5])" office:value-type="float" office:value="0">
            <text:p>0</text:p>
          </table:table-cell>
          <table:table-cell table:style-name="ce162" table:formula="of:=COUNTIF([.N$7:.N$1002];[.$K5])" office:value-type="float" office:value="0">
            <text:p>0</text:p>
          </table:table-cell>
          <table:table-cell table:style-name="ce162" table:formula="of:=COUNTIF([.O$7:.O$1002];[.$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style-name="Default" table:number-columns-repeated="793"/>
        </table:table-row>
        <table:table-row table:style-name="ro22">
          <table:table-cell table:style-name="ce134" office:value-type="float" office:value="1">
            <text:p>001</text:p>
          </table:table-cell>
          <table:table-cell table:style-name="ce182" office:value-type="string">
            <text:p>FNC_KS_WIKI_SPACEPER_01</text:p>
          </table:table-cell>
          <table:table-cell table:style-name="ce184" office:value-type="float" office:value="1">
            <text:p>001</text:p>
          </table:table-cell>
          <table:table-cell table:style-name="ce185" office:value-type="string">
            <text:p>KS\Wiki\Space_Permission\Add</text:p>
          </table:table-cell>
          <table:table-cell table:style-name="ce89"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87" office:value-type="string">
            <text:p>Add permission for user by putting user's name</text:p>
          </table:table-cell>
          <table:table-cell table:style-name="ce191"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87"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188"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191"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188"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188"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188"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188"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Email</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89"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4">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87" office:value-type="string">
            <text:p>Add permission for multi-user at the same time</text:p>
          </table:table-cell>
          <table:table-cell table:style-name="ce191"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87"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89"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87" office:value-type="string">
            <text:p>Add permission for group by putting group's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87"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188"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89"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87" office:value-type="string">
            <text:p>Add permission for group's membership by putting group's membership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87"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188"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44];6;FIND(&quot;:&quot;;[.F44];1)-FIND(&quot; &quot;;[.F44];1)-1))&gt;VALUE(MID([.F43];6;FIND(&quot;:&quot;;[.F43];1)-FIND(&quot; &quot;;[.F43];1)-1));&quot;&quot;;MAX([.A$7:.A43])+1)" office:value-type="float" office:value="12">
            <text:p>012</text:p>
          </table:table-cell>
          <table:table-cell table:style-name="ce182"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85" office:value-type="string">
            <text:p>KS\Wiki\Space_Permission\Edit</text:p>
          </table:table-cell>
          <table:table-cell table:style-name="ce188"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188"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visibility="filter">
          <table:table-cell table:formula="of:=IF(VALUE(MID([.F50];6;FIND(&quot;:&quot;;[.F50];1)-FIND(&quot; &quot;;[.F50];1)-1))&gt;VALUE(MID([.F49];6;FIND(&quot;:&quot;;[.F49];1)-FIND(&quot; &quot;;[.F49];1)-1));&quot;&quot;;MAX([.A$7:.A49])+1)" office:value-type="float" office:value="14">
            <text:p>014</text:p>
          </table:table-cell>
          <table:table-cell table:style-name="ce182"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85" office:value-type="string">
            <text:p>KS\Wiki\Space_Permission\Delete</text:p>
          </table:table-cell>
          <table:table-cell table:style-name="ce188"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22" table:visibility="filter">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9" table:visibility="filter">
          <table:table-cell table:formula="of:=IF(VALUE(MID([.F53];6;FIND(&quot;:&quot;;[.F53];1)-FIND(&quot; &quot;;[.F53];1)-1))&gt;VALUE(MID([.F52];6;FIND(&quot;:&quot;;[.F52];1)-FIND(&quot; &quot;;[.F52];1)-1));&quot;&quot;;MAX([.A$7:.A52])+1)" office:value-type="float" office:value="15">
            <text:p>015</text:p>
          </table:table-cell>
          <table:table-cell table:style-name="ce182"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85" office:value-type="string">
            <text:p>KS\Wiki\Space_Permission\Other</text:p>
          </table:table-cell>
          <table:table-cell table:style-name="ce188"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1" office:value-type="string">
            <text:p>User/group/group's membership are added permission on space</text:p>
          </table:table-cell>
          <table:table-cell office:value-type="string">
            <text:p>High</text:p>
          </table:table-cell>
          <table:table-cell table:number-columns-repeated="1015"/>
        </table:table-row>
        <table:table-row table:style-name="ro39" table:visibility="filter">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9" table:visibility="filter">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188"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91" office:value-type="string">
            <text:p>User/group/group's membership are added permission on page</text:p>
          </table:table-cell>
          <table:table-cell office:value-type="string">
            <text:p>High</text:p>
          </table:table-cell>
          <table:table-cell table:number-columns-repeated="1015"/>
        </table:table-row>
        <table:table-row table:style-name="ro41" table:visibility="filter">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visibility="filter">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4: Check permission of page</text:p>
          </table:table-cell>
          <table:table-cell table:style-name="ce192" office:value-type="string">
            <text:p>- Select page above</text:p>
            <text:p>- Select <text:span text:style-name="T5">More → </text:span><text:span text:style-name="T5">Page </text:span><text:span text:style-name="T5">Permission</text:span><text:span text:style-name="T5">s</text:span></text:p>
          </table:table-cell>
          <table:table-cell table:style-name="ce192" office:value-type="string">
            <text:p>The permission of page like the permission of space</text:p>
          </table:table-cell>
          <table:table-cell office:value-type="string">
            <text:p>High</text:p>
          </table:table-cell>
          <table:table-cell table:number-columns-repeated="1015"/>
        </table:table-row>
        <table:table-row table:style-name="ro40" table:visibility="filter">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9" table:visibility="filter">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188"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41" table:visibility="filter">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visibility="filter">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9" table:visibility="filter">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188"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39" table:visibility="filter">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39" table:number-rows-repeated="9">
          <table:table-cell table:style-name="ce171" table:number-columns-repeated="1024"/>
        </table:table-row>
        <table:table-row table:style-name="ro39">
          <table:table-cell table:style-name="ce171" table:number-columns-repeated="1024"/>
        </table:table-row>
      </table:table>
      <table:table table:name="Info" table:style-name="ta1" table:print="false">
        <office:forms form:automatic-focus="false" form:apply-design-mode="false"/>
        <table:table-column table:style-name="co8" table:default-cell-style-name="ce149"/>
        <table:table-column table:style-name="co48" table:default-cell-style-name="ce143"/>
        <table:table-column table:style-name="co8" table:default-cell-style-name="ce149"/>
        <table:table-column table:style-name="co49" table:default-cell-style-name="ce199"/>
        <table:table-column table:style-name="co48" table:default-cell-style-name="ce173"/>
        <table:table-column table:style-name="co50" table:default-cell-style-name="ce174"/>
        <table:table-column table:style-name="co51" table:default-cell-style-name="ce174"/>
        <table:table-column table:style-name="co52" table:default-cell-style-name="ce174"/>
        <table:table-column table:style-name="co8"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93];[.$K1])" office:value-type="float" office:value="0">
            <text:p>0</text:p>
          </table:table-cell>
          <table:table-cell table:style-name="ce162" table:formula="of:=COUNTIF([.M$7:.M$993];[.$K1])" office:value-type="float" office:value="0">
            <text:p>0</text:p>
          </table:table-cell>
          <table:table-cell table:style-name="ce162" table:formula="of:=COUNTIF([.N$7:.N$993];[.$K1])" office:value-type="float" office:value="0">
            <text:p>0</text:p>
          </table:table-cell>
          <table:table-cell table:style-name="ce162" table:formula="of:=COUNTIF([.O$7:.O$993];[.$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93];[.$K2])" office:value-type="float" office:value="0">
            <text:p>0</text:p>
          </table:table-cell>
          <table:table-cell table:style-name="ce162" table:formula="of:=COUNTIF([.M$7:.M$993];[.$K2])" office:value-type="float" office:value="0">
            <text:p>0</text:p>
          </table:table-cell>
          <table:table-cell table:style-name="ce162" table:formula="of:=COUNTIF([.N$7:.N$993];[.$K2])" office:value-type="float" office:value="0">
            <text:p>0</text:p>
          </table:table-cell>
          <table:table-cell table:style-name="ce162" table:formula="of:=COUNTIF([.O$7:.O$993];[.$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Information</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93];[.$K3])" office:value-type="float" office:value="0">
            <text:p>0</text:p>
          </table:table-cell>
          <table:table-cell table:style-name="ce162" table:formula="of:=COUNTIF([.M$7:.M$993];[.$K3])" office:value-type="float" office:value="0">
            <text:p>0</text:p>
          </table:table-cell>
          <table:table-cell table:style-name="ce162" table:formula="of:=COUNTIF([.N$7:.N$993];[.$K3])" office:value-type="float" office:value="0">
            <text:p>0</text:p>
          </table:table-cell>
          <table:table-cell table:style-name="ce162" table:formula="of:=COUNTIF([.O$7:.O$993];[.$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38])" office:value-type="float" office:value="8" table:number-columns-spanned="3" table:number-rows-spanned="1">
            <text:p>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93];[.$K4])" office:value-type="float" office:value="0">
            <text:p>0</text:p>
          </table:table-cell>
          <table:table-cell table:style-name="ce162" table:formula="of:=COUNTIF([.M$7:.M$993];[.$K4])" office:value-type="float" office:value="0">
            <text:p>0</text:p>
          </table:table-cell>
          <table:table-cell table:style-name="ce162" table:formula="of:=COUNTIF([.N$7:.N$993];[.$K4])" office:value-type="float" office:value="0">
            <text:p>0</text:p>
          </table:table-cell>
          <table:table-cell table:style-name="ce162" table:formula="of:=COUNTIF([.O$7:.O$993];[.$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93];[.$K5])" office:value-type="float" office:value="0">
            <text:p>0</text:p>
          </table:table-cell>
          <table:table-cell table:style-name="ce162" table:formula="of:=COUNTIF([.M$7:.M$993];[.$K5])" office:value-type="float" office:value="0">
            <text:p>0</text:p>
          </table:table-cell>
          <table:table-cell table:style-name="ce162" table:formula="of:=COUNTIF([.N$7:.N$993];[.$K5])" office:value-type="float" office:value="0">
            <text:p>0</text:p>
          </table:table-cell>
          <table:table-cell table:style-name="ce162" table:formula="of:=COUNTIF([.O$7:.O$993];[.$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97" office:value-type="float" office:value="1">
            <text:p>001</text:p>
          </table:table-cell>
          <table:table-cell table:style-name="ce142" office:value-type="string">
            <text:p>FNC_KS_WIKI_INFO_01</text:p>
          </table:table-cell>
          <table:table-cell table:style-name="ce197" office:value-type="float" office:value="1">
            <text:p>001</text:p>
          </table:table-cell>
          <table:table-cell table:style-name="ce198" office:value-type="string">
            <text:p>KS\Wiki\Info\Related_Page</text:p>
          </table:table-cell>
          <table:table-cell table:style-name="ce86" office:value-type="string">
            <text:p>Add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86" office:value-type="string">
            <text:p>Add related page when user does not have permission to edit this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86" office:value-type="string">
            <text:p>Add related page when user does not have permission to view selec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86" office:value-type="string">
            <text:p>View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86" office:value-type="string">
            <text:p>View related page when user does not have permission to view</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86" office:value-type="string">
            <text:p>Delete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OK on </text:span><text:span text:style-name="T9">confirm </text:span><text:span text:style-name="T9">message</text:span></text:p>
          </table:table-cell>
          <table:table-cell office:value-type="string">
            <text:p>Related page is dele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86" office:value-type="string">
            <text:p>Delete related page when cancel confirm mess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text:span><text:span text:style-name="T9">Cancel on </text:span><text:span text:style-name="T9">confirm </text:span><text:span text:style-name="T9">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86" office:value-type="string">
            <text:p>Delete related page when user does not have permission to edit page </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0">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text:p>
          </table:table-cell>
          <table:table-cell office:value-type="string">
            <text:p>User can't see Remove link</text:p>
          </table:table-cell>
          <table:table-cell office:value-type="string">
            <text:p>High</text:p>
          </table:table-cell>
          <table:table-cell table:number-columns-repeated="1015"/>
        </table:table-row>
        <table:table-row table:style-name="ro40" table:number-rows-repeated="9">
          <table:table-cell table:style-name="ce171" table:number-columns-repeated="1024"/>
        </table:table-row>
        <table:table-row table:style-name="ro40">
          <table:table-cell table:style-name="ce171" table:number-columns-repeated="1024"/>
        </table:table-row>
      </table:table>
      <table:table table:name="Watch" table:style-name="ta1" table:print="false">
        <office:forms form:automatic-focus="false" form:apply-design-mode="false"/>
        <table:table-column table:style-name="co8" table:default-cell-style-name="ce149"/>
        <table:table-column table:style-name="co8" table:default-cell-style-name="ce224"/>
        <table:table-column table:style-name="co8" table:default-cell-style-name="ce226"/>
        <table:table-column table:style-name="co53" table:default-cell-style-name="ce230"/>
        <table:table-column table:style-name="co54" table:default-cell-style-name="ce201"/>
        <table:table-column table:style-name="co55" table:default-cell-style-name="ce88"/>
        <table:table-column table:style-name="co56" table:default-cell-style-name="ce88"/>
        <table:table-column table:style-name="co57" table:default-cell-style-name="ce88"/>
        <table:table-column table:style-name="co8" table:number-columns-repeated="12" table:default-cell-style-name="ce88"/>
        <table:table-column table:style-name="co8" table:number-columns-repeated="1004" table:default-cell-style-name="Default"/>
        <table:table-row table:style-name="ro22">
          <table:table-cell table:style-name="ce200"/>
          <table:table-cell table:style-name="ce202" office:value-type="string">
            <text:p>TEST CASES</text:p>
          </table:table-cell>
          <table:table-cell table:style-name="ce144"/>
          <table:table-cell table:style-name="ce220" table:number-columns-repeated="2"/>
          <table:table-cell table:style-name="ce201" table:number-columns-repeated="2"/>
          <table:table-cell table:style-name="ce220" table:number-columns-repeated="3"/>
          <table:table-cell table:style-name="ce238" office:value-type="string">
            <text:p>Passed</text:p>
          </table:table-cell>
          <table:table-cell table:style-name="ce238" table:formula="of:=COUNTIF([.L$7:.L$935];[.$K1])" office:value-type="float" office:value="0">
            <text:p>0</text:p>
          </table:table-cell>
          <table:table-cell table:style-name="ce238" table:formula="of:=COUNTIF([.M$7:.M$935];[.$K1])" office:value-type="float" office:value="0">
            <text:p>0</text:p>
          </table:table-cell>
          <table:table-cell table:style-name="ce238" table:formula="of:=COUNTIF([.N$7:.N$935];[.$K1])" office:value-type="float" office:value="0">
            <text:p>0</text:p>
          </table:table-cell>
          <table:table-cell table:style-name="ce238" table:formula="of:=COUNTIF([.O$7:.O$935];[.$K1])" office:value-type="float" office:value="0">
            <text:p>0</text:p>
          </table:table-cell>
          <table:table-cell table:style-name="ce240" table:number-columns-repeated="5"/>
          <table:table-cell table:style-name="ce243" table:number-columns-repeated="187"/>
          <table:table-cell table:number-columns-repeated="817"/>
        </table:table-row>
        <table:table-row table:style-name="ro36">
          <table:table-cell table:style-name="ce200"/>
          <table:table-cell table:style-name="ce220"/>
          <table:table-cell table:style-name="ce145"/>
          <table:table-cell table:style-name="ce220" table:number-columns-repeated="2"/>
          <table:table-cell table:style-name="ce201" table:number-columns-repeated="2"/>
          <table:table-cell table:style-name="ce220" table:number-columns-repeated="2"/>
          <table:table-cell table:style-name="ce236"/>
          <table:table-cell table:style-name="ce238" office:value-type="string">
            <text:p>Failed</text:p>
          </table:table-cell>
          <table:table-cell table:style-name="ce238" table:formula="of:=COUNTIF([.L$7:.L$935];[.$K2])" office:value-type="float" office:value="0">
            <text:p>0</text:p>
          </table:table-cell>
          <table:table-cell table:style-name="ce238" table:formula="of:=COUNTIF([.M$7:.M$935];[.$K2])" office:value-type="float" office:value="0">
            <text:p>0</text:p>
          </table:table-cell>
          <table:table-cell table:style-name="ce238" table:formula="of:=COUNTIF([.N$7:.N$935];[.$K2])" office:value-type="float" office:value="0">
            <text:p>0</text:p>
          </table:table-cell>
          <table:table-cell table:style-name="ce238" table:formula="of:=COUNTIF([.O$7:.O$935];[.$K2])" office:value-type="float" office:value="0">
            <text:p>0</text:p>
          </table:table-cell>
          <table:table-cell table:style-name="ce238" table:number-columns-repeated="3"/>
          <table:table-cell table:style-name="ce240" table:number-columns-repeated="2"/>
          <table:table-cell table:style-name="ce243" table:number-columns-repeated="187"/>
          <table:table-cell table:number-columns-repeated="817"/>
        </table:table-row>
        <table:table-row table:style-name="ro37">
          <table:table-cell table:style-name="ce200"/>
          <table:table-cell table:style-name="ce221" office:value-type="string">
            <text:p>Function List<text:span text:style-name="T8">:</text:span></text:p>
          </table:table-cell>
          <table:table-cell table:style-name="ce146" office:value-type="string" table:number-columns-spanned="3" table:number-rows-spanned="1">
            <text:p>Watch/Unwatch a page</text:p>
          </table:table-cell>
          <table:covered-table-cell table:style-name="ce200"/>
          <table:covered-table-cell table:style-name="ce200"/>
          <table:table-cell table:style-name="ce200" table:number-columns-repeated="2"/>
          <table:table-cell table:style-name="ce234"/>
          <table:table-cell table:style-name="ce200"/>
          <table:table-cell table:style-name="ce236"/>
          <table:table-cell table:style-name="ce238" office:value-type="string">
            <text:p>Blocked</text:p>
          </table:table-cell>
          <table:table-cell table:style-name="ce238" table:formula="of:=COUNTIF([.L$7:.L$935];[.$K3])" office:value-type="float" office:value="0">
            <text:p>0</text:p>
          </table:table-cell>
          <table:table-cell table:style-name="ce238" table:formula="of:=COUNTIF([.M$7:.M$935];[.$K3])" office:value-type="float" office:value="0">
            <text:p>0</text:p>
          </table:table-cell>
          <table:table-cell table:style-name="ce238" table:formula="of:=COUNTIF([.N$7:.N$935];[.$K3])" office:value-type="float" office:value="0">
            <text:p>0</text:p>
          </table:table-cell>
          <table:table-cell table:style-name="ce238" table:formula="of:=COUNTIF([.O$7:.O$935];[.$K3])"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8">
          <table:table-cell table:style-name="ce200"/>
          <table:table-cell table:style-name="ce221" office:value-type="string">
            <text:p>Total main cases</text:p>
          </table:table-cell>
          <table:table-cell table:style-name="ce146" table:formula="of:=MAX([.A7:.A980])" office:value-type="float" office:value="4" table:number-columns-spanned="3" table:number-rows-spanned="1">
            <text:p>4</text:p>
          </table:table-cell>
          <table:covered-table-cell table:style-name="ce227"/>
          <table:covered-table-cell table:style-name="ce231"/>
          <table:table-cell table:style-name="ce200" table:number-columns-repeated="2"/>
          <table:table-cell table:style-name="ce234"/>
          <table:table-cell table:style-name="ce200"/>
          <table:table-cell table:style-name="ce236"/>
          <table:table-cell table:style-name="ce239" office:value-type="string">
            <text:p>Untested</text:p>
          </table:table-cell>
          <table:table-cell table:style-name="ce238" table:formula="of:=COUNTIF([.L$7:.L$935];[.$K4])" office:value-type="float" office:value="0">
            <text:p>0</text:p>
          </table:table-cell>
          <table:table-cell table:style-name="ce238" table:formula="of:=COUNTIF([.M$7:.M$935];[.$K4])" office:value-type="float" office:value="0">
            <text:p>0</text:p>
          </table:table-cell>
          <table:table-cell table:style-name="ce238" table:formula="of:=COUNTIF([.N$7:.N$935];[.$K4])" office:value-type="float" office:value="0">
            <text:p>0</text:p>
          </table:table-cell>
          <table:table-cell table:style-name="ce238" table:formula="of:=COUNTIF([.O$7:.O$935];[.$K4])"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6">
          <table:table-cell table:style-name="ce200"/>
          <table:table-cell table:style-name="ce222"/>
          <table:table-cell table:style-name="ce147"/>
          <table:table-cell table:style-name="ce228" table:number-columns-repeated="5"/>
          <table:table-cell table:style-name="ce235"/>
          <table:table-cell table:style-name="ce237"/>
          <table:table-cell office:value-type="string">
            <text:p>N/A</text:p>
          </table:table-cell>
          <table:table-cell table:style-name="ce238" table:formula="of:=COUNTIF([.L$7:.L$935];[.$K5])" office:value-type="float" office:value="0">
            <text:p>0</text:p>
          </table:table-cell>
          <table:table-cell table:style-name="ce238" table:formula="of:=COUNTIF([.M$7:.M$935];[.$K5])" office:value-type="float" office:value="0">
            <text:p>0</text:p>
          </table:table-cell>
          <table:table-cell table:style-name="ce238" table:formula="of:=COUNTIF([.N$7:.N$935];[.$K5])" office:value-type="float" office:value="0">
            <text:p>0</text:p>
          </table:table-cell>
          <table:table-cell table:style-name="ce238" table:formula="of:=COUNTIF([.O$7:.O$935];[.$K5])" office:value-type="float" office:value="0">
            <text:p>0</text:p>
          </table:table-cell>
          <table:table-cell table:style-name="ce238" table:number-columns-repeated="3"/>
          <table:table-cell table:style-name="ce242" table:number-columns-repeated="2"/>
          <table:table-cell table:style-name="ce228" table:number-columns-repeated="187"/>
          <table:table-cell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45" table:number-columns-repeated="211"/>
          <table:table-cell table:style-name="ce131" table:number-columns-repeated="793"/>
        </table:table-row>
        <table:table-row table:style-name="ro41">
          <table:table-cell table:style-name="ce197" office:value-type="float" office:value="1">
            <text:p>001</text:p>
          </table:table-cell>
          <table:table-cell table:style-name="ce223" office:value-type="string">
            <text:p>FNC_KS_WIKI_WATCH_01</text:p>
          </table:table-cell>
          <table:table-cell office:value-type="float" office:value="1">
            <text:p>001</text:p>
          </table:table-cell>
          <table:table-cell table:style-name="ce229" office:value-type="string">
            <text:p>KS\Wiki\Info\Watch_Page</text:p>
          </table:table-cell>
          <table:table-cell table:style-name="ce232"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88"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88"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88"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232"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233"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233"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233"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232"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233"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233"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39">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233"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4">
            <text:p>004</text:p>
          </table:table-cell>
          <table:table-cell table:style-name="ce225" office:value-type="string">
            <text:p>FNC_KS_WIKI_UNWATCH_01</text:p>
          </table:table-cell>
          <table:table-cell office:value-type="float" office:value="1">
            <text:p>001</text:p>
          </table:table-cell>
          <table:table-cell table:style-name="ce229" office:value-type="string">
            <text:p>KS\Wiki\Info\Unwatch_Page</text:p>
          </table:table-cell>
          <table:table-cell table:style-name="ce232"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233"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233"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39" table:number-rows-repeated="10">
          <table:table-cell table:style-name="ce201" table:number-columns-repeated="2"/>
          <table:table-cell table:style-name="ce131"/>
          <table:table-cell table:style-name="ce201"/>
          <table:table-cell/>
          <table:table-cell table:style-name="ce201" table:number-columns-repeated="1019"/>
        </table:table-row>
        <table:table-row table:style-name="ro39">
          <table:table-cell table:style-name="ce201" table:number-columns-repeated="2"/>
          <table:table-cell table:style-name="ce131"/>
          <table:table-cell table:style-name="ce201"/>
          <table:table-cell/>
          <table:table-cell table:style-name="ce201" table:number-columns-repeated="1019"/>
        </table:table-row>
      </table:table>
      <table:table table:name="Manage_Version" table:style-name="ta1" table:print="false">
        <office:forms form:automatic-focus="false" form:apply-design-mode="false"/>
        <table:table-column table:style-name="co8" table:default-cell-style-name="ce181"/>
        <table:table-column table:style-name="co35" table:default-cell-style-name="ce183"/>
        <table:table-column table:style-name="co42" table:default-cell-style-name="ce181"/>
        <table:table-column table:style-name="co54" table:default-cell-style-name="ce259"/>
        <table:table-column table:style-name="co58" table:default-cell-style-name="ce189"/>
        <table:table-column table:style-name="co59" table:default-cell-style-name="ce190"/>
        <table:table-column table:style-name="co60" table:default-cell-style-name="ce190"/>
        <table:table-column table:style-name="co61" table:default-cell-style-name="ce190"/>
        <table:table-column table:style-name="co8" table:default-cell-style-name="ce194"/>
        <table:table-column table:style-name="co8" table:number-columns-repeated="6" table:default-cell-style-name="ce190"/>
        <table:table-column table:style-name="co8" table:number-columns-repeated="5" table:default-cell-style-name="ce195"/>
        <table:table-column table:style-name="co8" table:number-columns-repeated="1004" table:default-cell-style-name="Default"/>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1];[.$K1])" office:value-type="float" office:value="7">
            <text:p>7</text:p>
          </table:table-cell>
          <table:table-cell table:style-name="ce263" table:formula="of:=COUNTIF([.M$7:.M$1011];[.$K1])" office:value-type="float" office:value="7">
            <text:p>7</text:p>
          </table:table-cell>
          <table:table-cell table:style-name="ce263" table:formula="of:=COUNTIF([.N$7:.N$1011];[.$K1])" office:value-type="float" office:value="0">
            <text:p>0</text:p>
          </table:table-cell>
          <table:table-cell table:style-name="ce263" table:formula="of:=COUNTIF([.O$7:.O$1011];[.$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1];[.$K2])" office:value-type="float" office:value="0">
            <text:p>0</text:p>
          </table:table-cell>
          <table:table-cell table:style-name="ce263" table:formula="of:=COUNTIF([.M$7:.M$1011];[.$K2])" office:value-type="float" office:value="0">
            <text:p>0</text:p>
          </table:table-cell>
          <table:table-cell table:style-name="ce263" table:formula="of:=COUNTIF([.N$7:.N$1011];[.$K2])" office:value-type="float" office:value="0">
            <text:p>0</text:p>
          </table:table-cell>
          <table:table-cell table:style-name="ce263" table:formula="of:=COUNTIF([.O$7:.O$1011];[.$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Manage Version</text:p>
          </table:table-cell>
          <table:covered-table-cell table:style-name="ce255"/>
          <table:covered-table-cell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1];[.$K3])" office:value-type="float" office:value="0">
            <text:p>0</text:p>
          </table:table-cell>
          <table:table-cell table:style-name="ce263" table:formula="of:=COUNTIF([.M$7:.M$1011];[.$K3])" office:value-type="float" office:value="0">
            <text:p>0</text:p>
          </table:table-cell>
          <table:table-cell table:style-name="ce263" table:formula="of:=COUNTIF([.N$7:.N$1011];[.$K3])" office:value-type="float" office:value="0">
            <text:p>0</text:p>
          </table:table-cell>
          <table:table-cell table:style-name="ce263" table:formula="of:=COUNTIF([.O$7:.O$1011];[.$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56])" office:value-type="float" office:value="11" table:number-columns-spanned="3" table:number-rows-spanned="1">
            <text:p>11</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1];[.$K4])" office:value-type="float" office:value="0">
            <text:p>0</text:p>
          </table:table-cell>
          <table:table-cell table:style-name="ce263" table:formula="of:=COUNTIF([.M$7:.M$1011];[.$K4])" office:value-type="float" office:value="0">
            <text:p>0</text:p>
          </table:table-cell>
          <table:table-cell table:style-name="ce263" table:formula="of:=COUNTIF([.N$7:.N$1011];[.$K4])" office:value-type="float" office:value="0">
            <text:p>0</text:p>
          </table:table-cell>
          <table:table-cell table:style-name="ce263" table:formula="of:=COUNTIF([.O$7:.O$1011];[.$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1];[.$K5])" office:value-type="float" office:value="0">
            <text:p>0</text:p>
          </table:table-cell>
          <table:table-cell table:style-name="ce263" table:formula="of:=COUNTIF([.M$7:.M$1011];[.$K5])" office:value-type="float" office:value="0">
            <text:p>0</text:p>
          </table:table-cell>
          <table:table-cell table:style-name="ce263" table:formula="of:=COUNTIF([.N$7:.N$1011];[.$K5])" office:value-type="float" office:value="0">
            <text:p>0</text:p>
          </table:table-cell>
          <table:table-cell table:style-name="ce263" table:formula="of:=COUNTIF([.O$7:.O$1011];[.$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70" table:number-columns-repeated="211"/>
          <table:table-cell table:style-name="ce271" table:number-columns-repeated="793"/>
        </table:table-row>
        <table:table-row table:style-name="ro41" table:visibility="filter">
          <table:table-cell table:style-name="ce247" office:value-type="float" office:value="1">
            <text:p>001</text:p>
          </table:table-cell>
          <table:table-cell table:style-name="ce182" office:value-type="string">
            <text:p>FNC_KS_WIKI_VERSION_01</text:p>
          </table:table-cell>
          <table:table-cell table:style-name="ce247" office:value-type="float" office:value="1">
            <text:p>001</text:p>
          </table:table-cell>
          <table:table-cell table:style-name="ce258" office:value-type="string">
            <text:p>KS\Wiki\Version\ View</text:p>
          </table:table-cell>
          <table:table-cell table:style-name="ce188" office:value-type="string">
            <text:p>View content of current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visibility="filter">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41" table:visibility="filter">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188" office:value-type="string">
            <text:p>View content of other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visibility="filter">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visibility="filter">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188" office:value-type="string">
            <text:p>View content of other version while viewing 1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9" table:visibility="filter">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41" table:visibility="filter">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188" office:value-type="string">
            <text:p>Back to current version while view content of other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visibility="filter">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visibility="filter">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visibility="filter">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visibility="filter">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text:span><text:span text:style-name="T5">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41" table:visibility="filter">
          <table:table-cell table:formula="of:=IF(VALUE(MID([.F29];6;FIND(&quot;:&quot;;[.F29];1)-FIND(&quot; &quot;;[.F29];1)-1))&gt;VALUE(MID([.F28];6;FIND(&quot;:&quot;;[.F28];1)-FIND(&quot; &quot;;[.F28];1)-1));&quot;&quot;;MAX([.A$7:.A28])+1)" office:value-type="float" office:value="5">
            <text:p>005</text:p>
          </table:table-cell>
          <table:table-cell table:style-name="ce182" office:value-type="string">
            <text:p>FNC_KS_WIKI_VERSION_02</text:p>
          </table:table-cell>
          <table:table-cell office:value-type="float" office:value="1">
            <text:p>001</text:p>
          </table:table-cell>
          <table:table-cell table:style-name="ce258" office:value-type="string">
            <text:p>KS\Wiki\Version\Compare</text:p>
          </table:table-cell>
          <table:table-cell table:style-name="ce188" office:value-type="string">
            <text:p>Compare version when select 2 versions</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text:span><text:span text:style-name="T5">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41" table:visibility="filter">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188" office:value-type="string">
            <text:p>Compare version when select only 1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text:span><text:span text:style-name="T5">Selected</text:span> </text:p>
          </table:table-cell>
          <table:table-cell office:value-type="string">
            <text:p>Button Compare Selected is disable, user can't click on it</text:p>
          </table:table-cell>
          <table:table-cell office:value-type="string">
            <text:p>High</text:p>
          </table:table-cell>
          <table:table-cell table:number-columns-repeated="1015"/>
        </table:table-row>
        <table:table-row table:style-name="ro41" table:visibility="filter">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188" office:value-type="string">
            <text:p>Compare version when do not select any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text:span><text:span text:style-name="T5">Selected</text:span> </text:p>
          </table:table-cell>
          <table:table-cell table:style-name="ce191" office:value-type="string">
            <text:p>Button Compare Selected is disable, user can't click on it</text:p>
          </table:table-cell>
          <table:table-cell office:value-type="string">
            <text:p>High</text:p>
          </table:table-cell>
          <table:table-cell table:number-columns-repeated="1015"/>
        </table:table-row>
        <table:table-row table:style-name="ro41" table:visibility="filter">
          <table:table-cell table:formula="of:=IF(VALUE(MID([.F44];6;FIND(&quot;:&quot;;[.F44];1)-FIND(&quot; &quot;;[.F44];1)-1))&gt;VALUE(MID([.F43];6;FIND(&quot;:&quot;;[.F43];1)-FIND(&quot; &quot;;[.F43];1)-1));&quot;&quot;;MAX([.A$7:.A43])+1)" office:value-type="float" office:value="8">
            <text:p>008</text:p>
          </table:table-cell>
          <table:table-cell table:style-name="ce182" office:value-type="string">
            <text:p>FNC_KS_WIKI_VERSION_03</text:p>
          </table:table-cell>
          <table:table-cell office:value-type="float" office:value="1">
            <text:p>001</text:p>
          </table:table-cell>
          <table:table-cell table:style-name="ce258" office:value-type="string">
            <text:p>KS\Wiki\Version\Restore</text:p>
          </table:table-cell>
          <table:table-cell table:style-name="ce188" office:value-type="string">
            <text:p>Restore version to current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41" table:visibility="filter">
          <table:table-cell table:formula="of:=IF(VALUE(MID([.F49];6;FIND(&quot;:&quot;;[.F49];1)-FIND(&quot; &quot;;[.F49];1)-1))&gt;VALUE(MID([.F48];6;FIND(&quot;:&quot;;[.F48];1)-FIND(&quot; &quot;;[.F48];1)-1));&quot;&quot;;MAX([.A$7:.A48])+1)" office:value-type="float" office:value="9">
            <text:p>009</text:p>
          </table:table-cell>
          <table:table-cell table:style-name="ce182" office:value-type="string">
            <text:p>FNC_KS_WIKI_VERSION_04</text:p>
          </table:table-cell>
          <table:table-cell office:value-type="float" office:value="1">
            <text:p>001</text:p>
          </table:table-cell>
          <table:table-cell table:style-name="ce258" office:value-type="string">
            <text:p>KS\Wiki\Version\View Link</text:p>
          </table:table-cell>
          <table:table-cell table:style-name="ce188" office:value-type="string">
            <text:p>View Link of Revisions</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9" table:visibility="filter">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text:span><text:span text:style-name="T5">revisions</text:span></text:p>
          </table:table-cell>
          <table:table-cell office:value-type="string">
            <text:p>Corresponding information of all versions is displayed in table format</text:p>
          </table:table-cell>
          <table:table-cell office:value-type="string">
            <text:p>High</text:p>
          </table:table-cell>
          <table:table-cell table:number-columns-repeated="1015"/>
        </table:table-row>
        <table:table-row table:style-name="ro40" table:visibility="filter">
          <table:table-cell table:formula="of:=IF(VALUE(MID([.F52];6;FIND(&quot;:&quot;;[.F52];1)-FIND(&quot; &quot;;[.F52];1)-1))&gt;VALUE(MID([.F51];6;FIND(&quot;:&quot;;[.F51];1)-FIND(&quot; &quot;;[.F51];1)-1));&quot;&quot;;MAX([.A$7:.A51])+1)" office:value-type="float" office:value="10">
            <text:p>010</text:p>
          </table:table-cell>
          <table:table-cell table:style-name="ce182" office:value-type="string">
            <text:p>FNC_KS_WIKI_VERSION_05</text:p>
          </table:table-cell>
          <table:table-cell office:value-type="float" office:value="2">
            <text:p>002</text:p>
          </table:table-cell>
          <table:table-cell table:style-name="ce258" office:value-type="string">
            <text:p>KS\Wiki\Version\View Link</text:p>
          </table:table-cell>
          <table:table-cell table:style-name="ce188" office:value-type="string">
            <text:p>View Link of Revisions edit page content by another user</text:p>
          </table:table-cell>
          <table:table-cell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1" table:visibility="filter">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41" table:visibility="filter">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191" office:value-type="string">
            <text:p><text:span text:style-name="T23">- At root </text:span><text:span text:style-name="T23">page, click </text:span><text:span text:style-name="T25">Edit</text:span><text:span text:style-name="T23"> again</text:span></text:p>
            <text:p><text:span text:style-name="T23">- Change </text:span><text:span text:style-name="T23">values</text:span></text:p>
            <text:p><text:span text:style-name="T23">- Click </text:span><text:span text:style-name="T25">Save</text:span></text:p>
          </table:table-cell>
          <table:table-cell table:style-name="ce191" office:value-type="string">
            <text:p>Page is edited. The number of page's version is 3.</text:p>
          </table:table-cell>
          <table:table-cell office:value-type="string">
            <text:p>High</text:p>
          </table:table-cell>
          <table:table-cell table:number-columns-repeated="1015"/>
        </table:table-row>
        <table:table-row table:style-name="ro44" table:visibility="filter">
          <table:table-cell table:style-name="ce190"/>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office:value-type="float" office:value="11">
            <text:p>011</text:p>
          </table:table-cell>
          <table:table-cell table:style-name="ce182" office:value-type="string">
            <text:p>FNC_KS_WIKI_VERSION_06</text:p>
          </table:table-cell>
          <table:table-cell office:value-type="float" office:value="1">
            <text:p>001</text:p>
          </table:table-cell>
          <table:table-cell table:style-name="ce258" office:value-type="string">
            <text:p>KS\Wiki\Version\View Change</text:p>
          </table:table-cell>
          <table:table-cell table:style-name="ce188" office:value-type="string">
            <text:p>View Change of page</text:p>
          </table:table-cell>
          <table:table-cell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2: Default view change</text:p>
          </table:table-cell>
          <table:table-cell office:value-type="string">
            <text:p>- Select page above</text:p>
            <text:p>- Check link <text:span text:style-name="T5">view </text:span><text:span text:style-name="T5">change</text:span></text:p>
          </table:table-cell>
          <table:table-cell office:value-type="string">
            <text:p>View change link is not shown</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0">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style-name="ce190"/>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5: View change</text:p>
          </table:table-cell>
          <table:table-cell office:value-type="string">
            <text:p>- Click link <text:span text:style-name="T5">View </text:span><text:span text:style-name="T5">change</text:span></text:p>
          </table:table-cell>
          <table:table-cell office:value-type="string">
            <text:p>Display compare page between current version and <text:s/>the before version</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style-name="ce190"/>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6: Change compare version</text:p>
          </table:table-cell>
          <table:table-cell office:value-type="string">
            <text:p>- Click link <text:span text:style-name="T5">Changes </text:span><text:span text:style-name="T5">from 1 to 2</text:span></text:p>
          </table:table-cell>
          <table:table-cell table:style-name="ce191" office:value-type="string">
            <text:p>Display compare page between version 1 and version 2</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style-name="ce190"/>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7: <text:s/>View page history</text:p>
          </table:table-cell>
          <table:table-cell office:value-type="string">
            <text:p>- Click link <text:span text:style-name="T5">View Page </text:span><text:span text:style-name="T5">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number-rows-repeated="11">
          <table:table-cell table:style-name="ce248" table:number-columns-repeated="1024"/>
        </table:table-row>
        <table:table-row table:style-name="ro41" table:number-rows-repeated="10">
          <table:table-cell table:style-name="ce196" table:number-columns-repeated="1024"/>
        </table:table-row>
        <table:table-row table:style-name="ro41">
          <table:table-cell table:style-name="ce196" table:number-columns-repeated="1024"/>
        </table:table-row>
      </table:table>
      <table:table table:name="Search" table:style-name="ta1" table:print="false">
        <office:forms form:automatic-focus="false" form:apply-design-mode="false"/>
        <table:table-column table:style-name="co8" table:default-cell-style-name="ce181"/>
        <table:table-column table:style-name="co62" table:default-cell-style-name="ce183"/>
        <table:table-column table:style-name="co63" table:default-cell-style-name="ce181"/>
        <table:table-column table:style-name="co29" table:default-cell-style-name="ce259"/>
        <table:table-column table:style-name="co47" table:default-cell-style-name="ce189"/>
        <table:table-column table:style-name="co64" table:default-cell-style-name="ce190"/>
        <table:table-column table:style-name="co70" table:default-cell-style-name="ce190"/>
        <table:table-column table:style-name="co71" table:default-cell-style-name="ce190"/>
        <table:table-column table:style-name="co8" table:default-cell-style-name="ce194"/>
        <table:table-column table:style-name="co8" table:number-columns-repeated="6" table:default-cell-style-name="ce190"/>
        <table:table-column table:style-name="co8" table:number-columns-repeated="5" table:default-cell-style-name="ce195"/>
        <table:table-column table:style-name="co8" table:number-columns-repeated="1004" table:default-cell-style-name="Default"/>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02];[.$K1])" office:value-type="float" office:value="19">
            <text:p>19</text:p>
          </table:table-cell>
          <table:table-cell table:style-name="ce263" table:formula="of:=COUNTIF([.M$7:.M$1002];[.$K1])" office:value-type="float" office:value="19">
            <text:p>19</text:p>
          </table:table-cell>
          <table:table-cell table:style-name="ce263" table:formula="of:=COUNTIF([.N$7:.N$1002];[.$K1])" office:value-type="float" office:value="0">
            <text:p>0</text:p>
          </table:table-cell>
          <table:table-cell table:style-name="ce263" table:formula="of:=COUNTIF([.O$7:.O$1002];[.$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02];[.$K2])" office:value-type="float" office:value="0">
            <text:p>0</text:p>
          </table:table-cell>
          <table:table-cell table:style-name="ce263" table:formula="of:=COUNTIF([.M$7:.M$1002];[.$K2])" office:value-type="float" office:value="0">
            <text:p>0</text:p>
          </table:table-cell>
          <table:table-cell table:style-name="ce263" table:formula="of:=COUNTIF([.N$7:.N$1002];[.$K2])" office:value-type="float" office:value="0">
            <text:p>0</text:p>
          </table:table-cell>
          <table:table-cell table:style-name="ce263" table:formula="of:=COUNTIF([.O$7:.O$1002];[.$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style-name="ce255"/>
          <table:covered-table-cell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02];[.$K3])" office:value-type="float" office:value="0">
            <text:p>0</text:p>
          </table:table-cell>
          <table:table-cell table:style-name="ce263" table:formula="of:=COUNTIF([.M$7:.M$1002];[.$K3])" office:value-type="float" office:value="0">
            <text:p>0</text:p>
          </table:table-cell>
          <table:table-cell table:style-name="ce263" table:formula="of:=COUNTIF([.N$7:.N$1002];[.$K3])" office:value-type="float" office:value="0">
            <text:p>0</text:p>
          </table:table-cell>
          <table:table-cell table:style-name="ce263" table:formula="of:=COUNTIF([.O$7:.O$1002];[.$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47])" office:value-type="float" office:value="6" table:number-columns-spanned="3" table:number-rows-spanned="1">
            <text:p>6</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02];[.$K4])" office:value-type="float" office:value="0">
            <text:p>0</text:p>
          </table:table-cell>
          <table:table-cell table:style-name="ce263" table:formula="of:=COUNTIF([.M$7:.M$1002];[.$K4])" office:value-type="float" office:value="0">
            <text:p>0</text:p>
          </table:table-cell>
          <table:table-cell table:style-name="ce263" table:formula="of:=COUNTIF([.N$7:.N$1002];[.$K4])" office:value-type="float" office:value="0">
            <text:p>0</text:p>
          </table:table-cell>
          <table:table-cell table:style-name="ce263" table:formula="of:=COUNTIF([.O$7:.O$1002];[.$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02];[.$K5])" office:value-type="float" office:value="2">
            <text:p>2</text:p>
          </table:table-cell>
          <table:table-cell table:style-name="ce263" table:formula="of:=COUNTIF([.M$7:.M$1002];[.$K5])" office:value-type="float" office:value="2">
            <text:p>2</text:p>
          </table:table-cell>
          <table:table-cell table:style-name="ce263" table:formula="of:=COUNTIF([.N$7:.N$1002];[.$K5])" office:value-type="float" office:value="0">
            <text:p>0</text:p>
          </table:table-cell>
          <table:table-cell table:style-name="ce263" table:formula="of:=COUNTIF([.O$7:.O$1002];[.$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70" table:number-columns-repeated="211"/>
          <table:table-cell table:style-name="ce271" table:number-columns-repeated="793"/>
        </table:table-row>
        <table:table-row table:style-name="ro44">
          <table:table-cell table:style-name="ce272" office:value-type="float" office:value="1">
            <text:p>001</text:p>
          </table:table-cell>
          <table:table-cell table:style-name="ce182" office:value-type="string">
            <text:p>FNC_KS_WIKI_SEARCH_01</text:p>
          </table:table-cell>
          <table:table-cell table:style-name="ce272" office:value-type="float" office:value="1">
            <text:p>001</text:p>
          </table:table-cell>
          <table:table-cell table:style-name="ce258" office:value-type="string">
            <text:p>KS\Wiki\Search\Quick_Search</text:p>
          </table:table-cell>
          <table:table-cell table:style-name="ce188" office:value-type="string">
            <text:p>Search when the keyword is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text:span><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4">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188" office:value-type="string">
            <text:p>View content of search result when user does not have permission to view page</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4">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text:span><text:span text:style-name="T5">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office:value-type="string">
            <text:p>There is no result found. Pls update testcase</text:p>
          </table:table-cell>
          <table:table-cell table:number-columns-repeated="1010"/>
        </table:table-row>
        <table:table-row table:style-name="ro39">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table-cell office:value-type="string">
            <text:p>hai.nguyen</text:p>
          </table:table-cell>
          <table:table-cell table:number-columns-repeated="2" office:value-type="string">
            <text:p>N/A</text:p>
          </table:table-cell>
          <table:table-cell table:number-columns-repeated="1011"/>
        </table:table-row>
        <table:table-row table:style-name="ro44">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188" office:value-type="string">
            <text:p>Search when the keyword is not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4">
          <table:table-cell table:formula="of:=IF(VALUE(MID([.F16];6;FIND(&quot;:&quot;;[.F16];1)-FIND(&quot; &quot;;[.F16];1)-1))&gt;VALUE(MID([.F15];6;FIND(&quot;:&quot;;[.F15];1)-FIND(&quot; &quot;;[.F15];1)-1));&quot;&quot;;MAX([.A$7:.A15])+1)" office:value-type="float" office:value="4">
            <text:p>004</text:p>
          </table:table-cell>
          <table:table-cell table:style-name="ce182" office:value-type="string">
            <text:p>FNC_KS_WIKI_SEARCH_02</text:p>
          </table:table-cell>
          <table:table-cell office:value-type="float" office:value="1">
            <text:p>001</text:p>
          </table:table-cell>
          <table:table-cell table:style-name="ce258" office:value-type="string">
            <text:p>KS\Wiki\Search\Advanced_Search</text:p>
          </table:table-cell>
          <table:table-cell table:style-name="ce188" office:value-type="string">
            <text:p>Search when the keyword is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0">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4">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188" office:value-type="string">
            <text:p>View content of search result when user does not have permission to view page</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4">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0">- Login by </text:span><text:span text:style-name="T20">user does </text:span><text:span text:style-name="T20">not have </text:span><text:span text:style-name="T20">permission </text:span><text:span text:style-name="T20">to view and </text:span><text:span text:style-name="T20">edit page</text:span></text:p>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0">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office:value-type="string">
            <text:p>There is no result found. Pls update testcase</text:p>
          </table:table-cell>
          <table:table-cell table:number-columns-repeated="1010"/>
        </table:table-row>
        <table:table-row table:style-name="ro39">
          <table:table-cell table:formula="of:=IF(VALUE(MID([.F24];6;FIND(&quot;:&quot;;[.F24];1)-FIND(&quot; &quot;;[.F24];1)-1))&gt;VALUE(MID([.F23];6;FIND(&quot;:&quot;;[.F23];1)-FIND(&quot; &quot;;[.F23];1)-1));&quot;&quot;;MAX([.A$7:.A23])+1)">
            <text:p/>
          </table:table-cell>
          <table:table-cell office:value-type="string">
            <text:p>FNC_KS_WIKI_SEARCH_02</text:p>
          </table:table-cell>
          <table:table-cell table:formula="of:=IF(VALUE(MID([.F24];6;FIND(&quot;:&quot;;[.F24];1)-FIND(&quot; &quot;;[.F24];1)-1))&gt;VALUE(MID([.F23];6;FIND(&quot;:&quot;;[.F23];1)-FIND(&quot; &quot;;[.F23];1)-1));[.C23];[.C23]+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table-cell office:value-type="string">
            <text:p>hai.nguyen</text:p>
          </table:table-cell>
          <table:table-cell table:number-columns-repeated="2" office:value-type="string">
            <text:p>N/A</text:p>
          </table:table-cell>
          <table:table-cell table:style-name="Default"/>
          <table:table-cell table:number-columns-repeated="1010"/>
        </table:table-row>
        <table:table-row table:style-name="ro44">
          <table:table-cell table:formula="of:=IF(VALUE(MID([.F25];6;FIND(&quot;:&quot;;[.F25];1)-FIND(&quot; &quot;;[.F25];1)-1))&gt;VALUE(MID([.F24];6;FIND(&quot;:&quot;;[.F24];1)-FIND(&quot; &quot;;[.F24];1)-1));&quot;&quot;;MAX([.A$7:.A24])+1)" office:value-type="float" office:value="6">
            <text:p>006</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table:style-name="ce188" office:value-type="string">
            <text:p>Search when the keyword is not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0">
          <table:table-cell table:formula="of:=IF(VALUE(MID([.F27];6;FIND(&quot;:&quot;;[.F27];1)-FIND(&quot; &quot;;[.F27];1)-1))&gt;VALUE(MID([.F26];6;FIND(&quot;:&quot;;[.F26];1)-FIND(&quot; &quot;;[.F26];1)-1));&quot;&quot;;MAX([.A$7:.A26])+1)">
            <text:p/>
          </table:table-cell>
          <table:table-cell office:value-type="string">
            <text:p>FNC_KS_WIKI_SEARCH_02</text:p>
          </table:table-cell>
          <table:table-cell table:formula="of:=IF(VALUE(MID([.F27];6;FIND(&quot;:&quot;;[.F27];1)-FIND(&quot; &quot;;[.F27];1)-1))&gt;VALUE(MID([.F26];6;FIND(&quot;:&quot;;[.F26];1)-FIND(&quot; &quot;;[.F26];1)-1));[.C26];[.C26]+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0" table:number-rows-repeated="10">
          <table:table-cell table:style-name="ce248" table:number-columns-repeated="8"/>
          <table:table-cell table:style-name="ce246"/>
          <table:table-cell table:style-name="ce248" table:number-columns-repeated="1015"/>
        </table:table-row>
        <table:table-row table:style-name="ro40" table:number-rows-repeated="10">
          <table:table-cell table:style-name="ce196" table:number-columns-repeated="8"/>
          <table:table-cell table:style-name="ce273"/>
          <table:table-cell table:style-name="ce196" table:number-columns-repeated="1015"/>
        </table:table-row>
        <table:table-row table:style-name="ro40">
          <table:table-cell table:style-name="ce196" table:number-columns-repeated="8"/>
          <table:table-cell table:style-name="ce273"/>
          <table:table-cell table:style-name="ce196" table:number-columns-repeated="1015"/>
        </table:table-row>
      </table:table>
      <table:table table:name="Macro" table:style-name="ta1" table:print="false">
        <office:forms form:automatic-focus="false" form:apply-design-mode="false"/>
        <table:table-column table:style-name="co72" table:default-cell-style-name="ce181"/>
        <table:table-column table:style-name="co73" table:default-cell-style-name="ce183"/>
        <table:table-column table:style-name="co8" table:default-cell-style-name="ce181"/>
        <table:table-column table:style-name="co74" table:default-cell-style-name="ce259"/>
        <table:table-column table:style-name="co75" table:default-cell-style-name="ce189"/>
        <table:table-column table:style-name="co76" table:default-cell-style-name="ce190"/>
        <table:table-column table:style-name="co77" table:default-cell-style-name="ce190"/>
        <table:table-column table:style-name="co78" table:default-cell-style-name="ce190"/>
        <table:table-column table:style-name="co79" table:default-cell-style-name="ce194"/>
        <table:table-column table:style-name="co8" table:number-columns-repeated="11" table:default-cell-style-name="ce190"/>
        <table:table-column table:style-name="co8" table:number-columns-repeated="1004" table:default-cell-style-name="Default"/>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9];[.$K1])" office:value-type="float" office:value="0">
            <text:p>0</text:p>
          </table:table-cell>
          <table:table-cell table:style-name="ce263" table:formula="of:=COUNTIF([.M$7:.M$1019];[.$K1])" office:value-type="float" office:value="0">
            <text:p>0</text:p>
          </table:table-cell>
          <table:table-cell table:style-name="ce263" table:formula="of:=COUNTIF([.N$7:.N$1019];[.$K1])" office:value-type="float" office:value="0">
            <text:p>0</text:p>
          </table:table-cell>
          <table:table-cell table:style-name="ce263" table:formula="of:=COUNTIF([.O$7:.O$1019];[.$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9];[.$K2])" office:value-type="float" office:value="0">
            <text:p>0</text:p>
          </table:table-cell>
          <table:table-cell table:style-name="ce263" table:formula="of:=COUNTIF([.M$7:.M$1019];[.$K2])" office:value-type="float" office:value="0">
            <text:p>0</text:p>
          </table:table-cell>
          <table:table-cell table:style-name="ce263" table:formula="of:=COUNTIF([.N$7:.N$1019];[.$K2])" office:value-type="float" office:value="0">
            <text:p>0</text:p>
          </table:table-cell>
          <table:table-cell table:style-name="ce263" table:formula="of:=COUNTIF([.O$7:.O$1019];[.$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style-name="ce255"/>
          <table:covered-table-cell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9];[.$K3])" office:value-type="float" office:value="0">
            <text:p>0</text:p>
          </table:table-cell>
          <table:table-cell table:style-name="ce263" table:formula="of:=COUNTIF([.M$7:.M$1019];[.$K3])" office:value-type="float" office:value="0">
            <text:p>0</text:p>
          </table:table-cell>
          <table:table-cell table:style-name="ce263" table:formula="of:=COUNTIF([.N$7:.N$1019];[.$K3])" office:value-type="float" office:value="0">
            <text:p>0</text:p>
          </table:table-cell>
          <table:table-cell table:style-name="ce263" table:formula="of:=COUNTIF([.O$7:.O$1019];[.$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64])" office:value-type="float" office:value="24" table:number-columns-spanned="3" table:number-rows-spanned="1">
            <text:p>24</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9];[.$K4])" office:value-type="float" office:value="0">
            <text:p>0</text:p>
          </table:table-cell>
          <table:table-cell table:style-name="ce263" table:formula="of:=COUNTIF([.M$7:.M$1019];[.$K4])" office:value-type="float" office:value="0">
            <text:p>0</text:p>
          </table:table-cell>
          <table:table-cell table:style-name="ce263" table:formula="of:=COUNTIF([.N$7:.N$1019];[.$K4])" office:value-type="float" office:value="0">
            <text:p>0</text:p>
          </table:table-cell>
          <table:table-cell table:style-name="ce263" table:formula="of:=COUNTIF([.O$7:.O$1019];[.$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9];[.$K5])" office:value-type="float" office:value="0">
            <text:p>0</text:p>
          </table:table-cell>
          <table:table-cell table:style-name="ce263" table:formula="of:=COUNTIF([.M$7:.M$1019];[.$K5])" office:value-type="float" office:value="0">
            <text:p>0</text:p>
          </table:table-cell>
          <table:table-cell table:style-name="ce263" table:formula="of:=COUNTIF([.N$7:.N$1019];[.$K5])" office:value-type="float" office:value="0">
            <text:p>0</text:p>
          </table:table-cell>
          <table:table-cell table:style-name="ce263" table:formula="of:=COUNTIF([.O$7:.O$1019];[.$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70" table:number-columns-repeated="211"/>
          <table:table-cell table:style-name="ce276" table:number-columns-repeated="793"/>
        </table:table-row>
        <table:table-row table:style-name="ro41">
          <table:table-cell table:style-name="ce272" office:value-type="float" office:value="1">
            <text:p>001</text:p>
          </table:table-cell>
          <table:table-cell table:style-name="ce182" office:value-type="string">
            <text:p>FNC_KS_WIKI_MACRO_01</text:p>
          </table:table-cell>
          <table:table-cell table:style-name="ce272" office:value-type="float" office:value="1">
            <text:p>001</text:p>
          </table:table-cell>
          <table:table-cell table:style-name="ce258" office:value-type="string">
            <text:p>KS\Wiki\Macro\Add</text:p>
          </table:table-cell>
          <table:table-cell table:style-name="ce188" office:value-type="string">
            <text:p>Insert Excerp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text:span><text:span text:style-name="T5"> </text:span><text:span text:style-name="T5">Excerp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3">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188"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 </text:span><text:span text:style-name="T5">Include </text:span><text:span text:style-name="T5">P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clude the content of another page in the current page.</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188"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2: Select a macro: <text:span text:style-name="T9">Box</text:spa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Box</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raw a box around the provided content</text:p>
          </table:table-cell>
          <table:table-cell office:value-type="string">
            <text:p>Medium</text:p>
          </table:table-cell>
          <table:table-cell table:number-columns-repeated="1015"/>
        </table:table-row>
        <table:table-row table:style-name="ro41">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188" office:value-type="string">
            <text:p>Insert Col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l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Change color of text</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188" office:value-type="string">
            <text:p>Insert Cod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d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Highlight code snippets of various programming languages</text:p>
          </table:table-cell>
          <table:table-cell office:value-type="string">
            <text:p>Medium</text:p>
          </table:table-cell>
          <table:table-cell table:number-columns-repeated="1015"/>
        </table:table-row>
        <table:table-row table:style-name="ro41">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188"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Error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an error message note.</text:p>
          </table:table-cell>
          <table:table-cell office:value-type="string">
            <text:p>Medium</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188" office:value-type="string">
            <text:p>Insert Flo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Flo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Allow a content to 'float' on the left or the right .</text:p>
          </table:table-cell>
          <table:table-cell office:value-type="string">
            <text:p>Medium</text:p>
          </table:table-cell>
          <table:table-cell table:number-columns-repeated="1015"/>
        </table:table-row>
        <table:table-row table:style-name="ro41">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188"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Info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an info message.</text:p>
          </table:table-cell>
          <table:table-cell office:value-type="string">
            <text:p>Medium</text:p>
          </table:table-cell>
          <table:table-cell table:number-columns-repeated="1015"/>
        </table:table-row>
        <table:table-row table:style-name="ro41">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188" office:value-type="string">
            <text:p>Insert NoForm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Form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Keep the content displayed as when you type.</text:p>
          </table:table-cell>
          <table:table-cell office:value-type="string">
            <text:p>Medium</text:p>
          </table:table-cell>
          <table:table-cell table:number-columns-repeated="1015"/>
        </table:table-row>
        <table:table-row table:style-name="ro41">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188"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te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a note message.</text:p>
          </table:table-cell>
          <table:table-cell office:value-type="string">
            <text:p>Medium</text:p>
          </table:table-cell>
          <table:table-cell table:number-columns-repeated="1015"/>
        </table:table-row>
        <table:table-row table:style-name="ro41">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188" office:value-type="string">
            <text:p>Insert Pane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Panel</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Embrace a block of text within a fully customizable panel </text:p>
          </table:table-cell>
          <table:table-cell office:value-type="string">
            <text:p>Medium</text:p>
          </table:table-cell>
          <table:table-cell table:number-columns-repeated="1015"/>
        </table:table-row>
        <table:table-row table:style-name="ro41">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188" office:value-type="string">
            <text:p>Insert Tabl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set a table.</text:p>
          </table:table-cell>
          <table:table-cell office:value-type="string">
            <text:p>Medium</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188" office:value-type="string">
            <text:p>Insert Table cel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cell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sert a table cell </text:p>
          </table:table-cell>
          <table:table-cell office:value-type="string">
            <text:p>Medium</text:p>
          </table:table-cell>
          <table:table-cell table:number-columns-repeated="1015"/>
        </table:table-row>
        <table:table-row table:style-name="ro41">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188"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row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sert a table row </text:p>
          </table:table-cell>
          <table:table-cell office:value-type="string">
            <text:p>Medium</text:p>
          </table:table-cell>
          <table:table-cell table:number-columns-repeated="1015"/>
        </table:table-row>
        <table:table-row table:style-name="ro41">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188"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ip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s a tip message block.</text:p>
          </table:table-cell>
          <table:table-cell office:value-type="string">
            <text:p>Medium</text:p>
          </table:table-cell>
          <table:table-cell table:number-columns-repeated="1015"/>
        </table:table-row>
        <table:table-row table:style-name="ro41">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188"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Warning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s a warning message block.</text:p>
          </table:table-cell>
          <table:table-cell office:value-type="string">
            <text:p>Medium</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188" office:value-type="string">
            <text:p>Insert Anch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Anch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Create a anchor for the selected contents</text:p>
          </table:table-cell>
          <table:table-cell office:value-type="string">
            <text:p>Medium</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188" office:value-type="string">
            <text:p>Insert Childre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Childre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188"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Page </text:span><text:span text:style-name="T5">Tre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the hierarchy of a page in the current page.</text:p>
          </table:table-cell>
          <table:table-cell office:value-type="string">
            <text:p>Medium</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188"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Related </text:span><text:span text:style-name="T5">Pages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Render the related pages of the current page.</text:p>
          </table:table-cell>
          <table:table-cell office:value-type="string">
            <text:p>Medium</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188"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Table of </text:span><text:span text:style-name="T5">Conten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Generate a table of content for the current page.</text:p>
          </table:table-cell>
          <table:table-cell office:value-type="string">
            <text:p>Medium</text:p>
          </table:table-cell>
          <table:table-cell table:number-columns-repeated="1015"/>
        </table:table-row>
        <table:table-row table:style-name="ro41">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188"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Other</text:span></text:p>
            <text:p><text:span text:style-name="T9">- Select </text:span><text:span text:style-name="T9">macro: </text:span><text:span text:style-name="T5">Section and </text:span><text:span text:style-name="T5">Colum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9">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41">
          <table:table-cell table:formula="of:=IF(VALUE(MID([.F73];6;FIND(&quot;:&quot;;[.F73];1)-FIND(&quot; &quot;;[.F73];1)-1))&gt;VALUE(MID([.F72];6;FIND(&quot;:&quot;;[.F72];1)-FIND(&quot; &quot;;[.F72];1)-1));&quot;&quot;;MAX([.A$7:.A72])+1)" office:value-type="float" office:value="23">
            <text:p>023</text:p>
          </table:table-cell>
          <table:table-cell table:style-name="ce274" office:value-type="string">
            <text:p>FNC_KS_WIKI_MACRO_02</text:p>
          </table:table-cell>
          <table:table-cell office:value-type="float" office:value="1">
            <text:p>001</text:p>
          </table:table-cell>
          <table:table-cell table:style-name="ce258" office:value-type="string">
            <text:p>KS\Wiki\Macro\Other_Check</text:p>
          </table:table-cell>
          <table:table-cell table:style-name="ce188"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9">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text:span><text:span text:style-name="T5">Macro</text:span></text:p>
            <text:p><text:span text:style-name="T9">- Do not </text:span><text:span text:style-name="T9">select any </text:span><text:span text:style-name="T9">macro</text:span><text:span text:style-name="T5"> </text:span></text:p>
            <text:p><text:span text:style-name="T9">-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188" office:value-type="string">
            <text:p>Filte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9">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text:span><text:span text:style-name="T5">Macro</text:span></text:p>
            <text:p><text:span text:style-name="T9">- Put </text:span><text:span text:style-name="T9">keyword in </text:span><text:span text:style-name="T5">Filter</text:span><text:span text:style-name="T9">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39" table:number-rows-repeated="10">
          <table:table-cell table:style-name="ce248" table:number-columns-repeated="1024"/>
        </table:table-row>
        <table:table-row table:style-name="ro39">
          <table:table-cell table:style-name="ce248" table:number-columns-repeated="1024"/>
        </table:table-row>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table:database-ranges>
        <table:database-range table:target-range-address="Search.A6:Search.AMJ6" table:display-filter-buttons="true">
          <table:filter>
            <table:filter-condition table:field-number="10" table:value="hai.nguyen"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0">04/20/2012</text:date>, <text:time>09:32: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4-20T09:32:48</dc:date>
    <dc:creator>exoplatform </dc:creator>
    <meta:editing-duration>PT63H36M47S</meta:editing-duration>
    <meta:editing-cycles>210</meta:editing-cycles>
    <meta:generator>OpenOffice.org/3.2$Linux OpenOffice.org_project/320m19$Build-9505</meta:generator>
    <meta:document-statistic meta:table-count="13" meta:cell-count="5717" meta:object-count="1"/>
  </office:meta>
</office:document-meta>
</file>